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ascadia Mono" svg:font-family="'Cascadia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cm" style:rel-column-width="3855*"/>
    </style:style>
    <style:style style:name="Table1.B" style:family="table-column">
      <style:table-column-properties style:column-width="9.804cm" style:rel-column-width="37792*"/>
    </style:style>
    <style:style style:name="Table1.C" style:family="table-column">
      <style:table-column-properties style:column-width="6.197cm" style:rel-column-width="23888*"/>
    </style:style>
    <style:style style:name="Table1.1" style:family="table-row">
      <style:table-row-properties fo:keep-together="always"/>
    </style:style>
    <style:style style:name="Table1.A1" style:family="table-cell">
      <style:table-cell-properties fo:padding="0.049cm" fo:border-left="0.05pt double-thin #000000" fo:border-right="none" fo:border-top="0.05pt double-thin #000000" fo:border-bottom="0.05pt double-thin #000000" style:writing-mode="page"/>
    </style:style>
    <style:style style:name="Table1.C1" style:family="table-cell">
      <style:table-cell-properties fo:padding="0.049cm" fo:border="0.05pt double-thin #000000" style:writing-mode="page"/>
    </style:style>
    <style:style style:name="Table1.A2" style:family="table-cell">
      <style:table-cell-properties style:vertical-align="middle" fo:padding="0.049cm" fo:border-left="0.05pt double-thin #000000" fo:border-right="none" fo:border-top="none" fo:border-bottom="0.05pt double-thin #000000" style:writing-mode="page"/>
    </style:style>
    <style:style style:name="Table1.B2" style:family="table-cell">
      <style:table-cell-properties fo:padding="0.049cm" fo:border-left="0.05pt double-thin #000000" fo:border-right="none" fo:border-top="none" fo:border-bottom="0.05pt double-thin #000000" style:writing-mode="page"/>
    </style:style>
    <style:style style:name="Table1.C2" style:family="table-cell">
      <style:table-cell-properties fo:padding="0.049cm" fo:border-left="0.05pt double-thin #000000" fo:border-right="0.05pt double-thin #000000" fo:border-top="none" fo:border-bottom="0.05pt double-thin #000000" style:writing-mode="page"/>
    </style:style>
    <style:style style:name="Table1.B3" style:family="table-cell">
      <style:table-cell-properties fo:padding="0.049cm" fo:border-left="0.05pt double-thin #000000" fo:border-right="none" fo:border-top="none" fo:border-bottom="0.05pt double-thin #000000" style:writing-mode="page"/>
    </style:style>
    <style:style style:name="Table1.C3" style:family="table-cell">
      <style:table-cell-properties fo:padding="0.049cm" fo:border-left="0.05pt double-thin #000000" fo:border-right="0.05pt double-thin #000000" fo:border-top="none" fo:border-bottom="0.05pt double-thin #000000" style:writing-mode="page"/>
    </style:style>
    <style:style style:name="Table1.B4" style:family="table-cell">
      <style:table-cell-properties fo:padding="0.049cm" fo:border-left="0.05pt double-thin #000000" fo:border-right="none" fo:border-top="none" fo:border-bottom="0.05pt double-thin #000000" style:writing-mode="page"/>
    </style:style>
    <style:style style:name="Table1.C4" style:family="table-cell">
      <style:table-cell-properties fo:padding="0.049cm" fo:border-left="0.05pt double-thin #000000" fo:border-right="0.05pt double-thin #000000" fo:border-top="none" fo:border-bottom="0.05pt double-thin #000000" style:writing-mode="page"/>
    </style:style>
    <style:style style:name="Table1.B5" style:family="table-cell">
      <style:table-cell-properties fo:padding="0.049cm" fo:border-left="0.05pt double-thin #000000" fo:border-right="none" fo:border-top="none" fo:border-bottom="0.05pt double-thin #000000" style:writing-mode="page"/>
    </style:style>
    <style:style style:name="Table1.C5" style:family="table-cell">
      <style:table-cell-properties fo:padding="0.049cm" fo:border-left="0.05pt double-thin #000000" fo:border-right="0.05pt double-thin #000000" fo:border-top="none" fo:border-bottom="0.05pt double-thin #000000" style:writing-mode="page"/>
    </style:style>
    <style:style style:name="Table1.B6" style:family="table-cell">
      <style:table-cell-properties fo:padding="0.049cm" fo:border-left="0.05pt double-thin #000000" fo:border-right="none" fo:border-top="none" fo:border-bottom="0.05pt double-thin #000000" style:writing-mode="page"/>
    </style:style>
    <style:style style:name="Table1.C6" style:family="table-cell">
      <style:table-cell-properties fo:padding="0.049cm" fo:border-left="0.05pt double-thin #000000" fo:border-right="0.05pt double-thin #000000" fo:border-top="none" fo:border-bottom="0.05pt double-thin #000000" style:writing-mode="page"/>
    </style:style>
    <style:style style:name="Table1.B7" style:family="table-cell">
      <style:table-cell-properties fo:padding="0.049cm" fo:border-left="0.05pt double-thin #000000" fo:border-right="none" fo:border-top="none" fo:border-bottom="0.05pt double-thin #000000" style:writing-mode="page"/>
    </style:style>
    <style:style style:name="Table1.C7" style:family="table-cell">
      <style:table-cell-properties fo:padding="0.049cm" fo:border-left="0.05pt double-thin #000000" fo:border-right="0.05pt double-thin #000000" fo:border-top="none" fo:border-bottom="0.05pt double-thin #000000" style:writing-mode="page"/>
    </style:style>
    <style:style style:name="Table1.B8" style:family="table-cell">
      <style:table-cell-properties fo:padding="0.049cm" fo:border-left="0.05pt double-thin #000000" fo:border-right="none" fo:border-top="none" fo:border-bottom="0.05pt double-thin #000000" style:writing-mode="page"/>
    </style:style>
    <style:style style:name="Table1.C8" style:family="table-cell">
      <style:table-cell-properties fo:padding="0.049cm" fo:border-left="0.05pt double-thin #000000" fo:border-right="0.05pt double-thin #000000" fo:border-top="none" fo:border-bottom="0.05pt double-thin #000000" style:writing-mode="page"/>
    </style:style>
    <style:style style:name="Table1.B9" style:family="table-cell">
      <style:table-cell-properties fo:padding="0.049cm" fo:border-left="0.05pt double-thin #000000" fo:border-right="none" fo:border-top="none" fo:border-bottom="0.05pt double-thin #000000" style:writing-mode="page"/>
    </style:style>
    <style:style style:name="Table1.C9" style:family="table-cell">
      <style:table-cell-properties fo:padding="0.049cm" fo:border-left="0.05pt double-thin #000000" fo:border-right="0.05pt double-thin #000000" fo:border-top="none" fo:border-bottom="0.05pt double-thin #000000" style:writing-mode="page"/>
    </style:style>
    <style:style style:name="Table1.B10" style:family="table-cell">
      <style:table-cell-properties fo:padding="0.049cm" fo:border-left="0.05pt double-thin #000000" fo:border-right="none" fo:border-top="none" fo:border-bottom="0.05pt double-thin #000000" style:writing-mode="page"/>
    </style:style>
    <style:style style:name="Table1.C10" style:family="table-cell">
      <style:table-cell-properties fo:padding="0.049cm" fo:border-left="0.05pt double-thin #000000" fo:border-right="0.05pt double-thin #000000" fo:border-top="none" fo:border-bottom="0.05pt double-thin #000000" style:writing-mode="page"/>
    </style:style>
    <style:style style:name="Table1.B11" style:family="table-cell">
      <style:table-cell-properties fo:padding="0.049cm" fo:border-left="0.05pt double-thin #000000" fo:border-right="none" fo:border-top="none" fo:border-bottom="0.05pt double-thin #000000" style:writing-mode="page"/>
    </style:style>
    <style:style style:name="Table1.C11" style:family="table-cell">
      <style:table-cell-properties fo:padding="0.049cm" fo:border-left="0.05pt double-thin #000000" fo:border-right="0.05pt double-thin #000000" fo:border-top="none" fo:border-bottom="0.05pt double-thin #000000" style:writing-mode="page"/>
    </style:style>
    <style:style style:name="Table1.B12" style:family="table-cell">
      <style:table-cell-properties fo:padding="0.049cm" fo:border-left="0.05pt double-thin #000000" fo:border-right="none" fo:border-top="none" fo:border-bottom="0.05pt double-thin #000000" style:writing-mode="page"/>
    </style:style>
    <style:style style:name="Table1.C12" style:family="table-cell">
      <style:table-cell-properties fo:padding="0.049cm" fo:border-left="0.05pt double-thin #000000" fo:border-right="0.05pt double-thin #000000" fo:border-top="none" fo:border-bottom="0.05pt double-thin #000000" style:writing-mode="page"/>
    </style:style>
    <style:style style:name="Table1.B13" style:family="table-cell">
      <style:table-cell-properties fo:padding="0.049cm" fo:border-left="0.05pt double-thin #000000" fo:border-right="none" fo:border-top="none" fo:border-bottom="0.05pt double-thin #000000" style:writing-mode="page"/>
    </style:style>
    <style:style style:name="Table1.C13" style:family="table-cell">
      <style:table-cell-properties fo:padding="0.049cm" fo:border-left="0.05pt double-thin #000000" fo:border-right="0.05pt double-thin #000000" fo:border-top="none" fo:border-bottom="0.05pt double-thin #000000" style:writing-mode="page"/>
    </style:style>
    <style:style style:name="Table1.B14" style:family="table-cell">
      <style:table-cell-properties fo:padding="0.049cm" fo:border-left="0.05pt double-thin #000000" fo:border-right="none" fo:border-top="none" fo:border-bottom="0.05pt double-thin #000000" style:writing-mode="page"/>
    </style:style>
    <style:style style:name="Table1.C14" style:family="table-cell">
      <style:table-cell-properties fo:padding="0.049cm" fo:border-left="0.05pt double-thin #000000" fo:border-right="0.05pt double-thin #000000" fo:border-top="none" fo:border-bottom="0.05pt double-thin #000000" style:writing-mode="page"/>
    </style:style>
    <style:style style:name="Table1.B15" style:family="table-cell">
      <style:table-cell-properties fo:padding="0.049cm" fo:border-left="0.05pt double-thin #000000" fo:border-right="none" fo:border-top="none" fo:border-bottom="0.05pt double-thin #000000" style:writing-mode="page"/>
    </style:style>
    <style:style style:name="Table1.C15" style:family="table-cell">
      <style:table-cell-properties fo:padding="0.049cm" fo:border-left="0.05pt double-thin #000000" fo:border-right="0.05pt double-thin #000000" fo:border-top="none" fo:border-bottom="0.05pt double-thin #000000" style:writing-mode="page"/>
    </style:style>
    <style:style style:name="Table1.B16" style:family="table-cell">
      <style:table-cell-properties fo:padding="0.049cm" fo:border-left="0.05pt double-thin #000000" fo:border-right="none" fo:border-top="none" fo:border-bottom="0.05pt double-thin #000000" style:writing-mode="page"/>
    </style:style>
    <style:style style:name="Table1.C16" style:family="table-cell">
      <style:table-cell-properties fo:padding="0.049cm" fo:border-left="0.05pt double-thin #000000" fo:border-right="0.05pt double-thin #000000" fo:border-top="none" fo:border-bottom="0.05pt double-thin #000000" style:writing-mode="page"/>
    </style:style>
    <style:style style:name="Table1.B17" style:family="table-cell">
      <style:table-cell-properties fo:padding="0.049cm" fo:border-left="0.05pt double-thin #000000" fo:border-right="none" fo:border-top="none" fo:border-bottom="0.05pt double-thin #000000" style:writing-mode="page"/>
    </style:style>
    <style:style style:name="Table1.C17" style:family="table-cell">
      <style:table-cell-properties fo:padding="0.049cm" fo:border-left="0.05pt double-thin #000000" fo:border-right="0.05pt double-thin #000000" fo:border-top="none" fo:border-bottom="0.05pt double-thin #000000" style:writing-mode="page"/>
    </style:style>
    <style:style style:name="Table1.B18" style:family="table-cell">
      <style:table-cell-properties fo:padding="0.049cm" fo:border-left="0.05pt double-thin #000000" fo:border-right="none" fo:border-top="none" fo:border-bottom="0.05pt double-thin #000000" style:writing-mode="page"/>
    </style:style>
    <style:style style:name="Table1.C18" style:family="table-cell">
      <style:table-cell-properties fo:padding="0.049cm" fo:border-left="0.05pt double-thin #000000" fo:border-right="0.05pt double-thin #000000" fo:border-top="none" fo:border-bottom="0.05pt double-thin #000000" style:writing-mode="page"/>
    </style:style>
    <style:style style:name="Table1.B19" style:family="table-cell">
      <style:table-cell-properties fo:padding="0.049cm" fo:border-left="0.05pt double-thin #000000" fo:border-right="none" fo:border-top="none" fo:border-bottom="0.05pt double-thin #000000" style:writing-mode="page"/>
    </style:style>
    <style:style style:name="Table1.C19" style:family="table-cell">
      <style:table-cell-properties fo:padding="0.049cm" fo:border-left="0.05pt double-thin #000000" fo:border-right="0.05pt double-thin #000000" fo:border-top="none" fo:border-bottom="0.05pt double-thin #000000" style:writing-mode="page"/>
    </style:style>
    <style:style style:name="Table1.B20" style:family="table-cell">
      <style:table-cell-properties fo:padding="0.049cm" fo:border-left="0.05pt double-thin #000000" fo:border-right="none" fo:border-top="none" fo:border-bottom="0.05pt double-thin #000000" style:writing-mode="page"/>
    </style:style>
    <style:style style:name="Table1.C20" style:family="table-cell">
      <style:table-cell-properties fo:padding="0.049cm" fo:border-left="0.05pt double-thin #000000" fo:border-right="0.05pt double-thin #000000" fo:border-top="none" fo:border-bottom="0.05pt double-thin #000000" style:writing-mode="page"/>
    </style:style>
    <style:style style:name="Table1.B21" style:family="table-cell">
      <style:table-cell-properties fo:padding="0.049cm" fo:border-left="0.05pt double-thin #000000" fo:border-right="none" fo:border-top="none" fo:border-bottom="0.05pt double-thin #000000" style:writing-mode="page"/>
    </style:style>
    <style:style style:name="Table1.C21" style:family="table-cell">
      <style:table-cell-properties fo:padding="0.049cm" fo:border-left="0.05pt double-thin #000000" fo:border-right="0.05pt double-thin #000000" fo:border-top="none" fo:border-bottom="0.05pt double-thin #000000" style:writing-mode="page"/>
    </style:style>
    <style:style style:name="Table1.B22" style:family="table-cell">
      <style:table-cell-properties fo:padding="0.049cm" fo:border-left="0.05pt double-thin #000000" fo:border-right="none" fo:border-top="none" fo:border-bottom="0.05pt double-thin #000000" style:writing-mode="page"/>
    </style:style>
    <style:style style:name="Table1.C22" style:family="table-cell">
      <style:table-cell-properties fo:padding="0.049cm" fo:border-left="0.05pt double-thin #000000" fo:border-right="0.05pt double-thin #000000" fo:border-top="none" fo:border-bottom="0.05pt double-thin #000000" style:writing-mode="page"/>
    </style:style>
    <style:style style:name="Table1.B23" style:family="table-cell">
      <style:table-cell-properties fo:padding="0.049cm" fo:border-left="0.05pt double-thin #000000" fo:border-right="none" fo:border-top="none" fo:border-bottom="0.05pt double-thin #000000" style:writing-mode="page"/>
    </style:style>
    <style:style style:name="Table1.C23" style:family="table-cell">
      <style:table-cell-properties fo:padding="0.049cm" fo:border-left="0.05pt double-thin #000000" fo:border-right="0.05pt double-thin #000000" fo:border-top="none" fo:border-bottom="0.05pt double-thin #000000" style:writing-mode="page"/>
    </style:style>
    <style:style style:name="Table1.B24" style:family="table-cell">
      <style:table-cell-properties fo:padding="0.049cm" fo:border-left="0.05pt double-thin #000000" fo:border-right="none" fo:border-top="none" fo:border-bottom="0.05pt double-thin #000000" style:writing-mode="page"/>
    </style:style>
    <style:style style:name="Table1.C24" style:family="table-cell">
      <style:table-cell-properties fo:padding="0.049cm" fo:border-left="0.05pt double-thin #000000" fo:border-right="0.05pt double-thin #000000" fo:border-top="none" fo:border-bottom="0.05pt double-thin #000000" style:writing-mode="page"/>
    </style:style>
    <style:style style:name="Table1.B25" style:family="table-cell">
      <style:table-cell-properties fo:padding="0.049cm" fo:border-left="0.05pt double-thin #000000" fo:border-right="none" fo:border-top="none" fo:border-bottom="0.05pt double-thin #000000" style:writing-mode="page"/>
    </style:style>
    <style:style style:name="Table1.C25" style:family="table-cell">
      <style:table-cell-properties fo:padding="0.049cm" fo:border-left="0.05pt double-thin #000000" fo:border-right="0.05pt double-thin #000000" fo:border-top="none" fo:border-bottom="0.05pt double-thin #000000" style:writing-mode="page"/>
    </style:style>
    <style:style style:name="Table1.B26" style:family="table-cell">
      <style:table-cell-properties fo:padding="0.049cm" fo:border-left="0.05pt double-thin #000000" fo:border-right="none" fo:border-top="none" fo:border-bottom="0.05pt double-thin #000000" style:writing-mode="page"/>
    </style:style>
    <style:style style:name="Table1.C26" style:family="table-cell">
      <style:table-cell-properties fo:padding="0.049cm" fo:border-left="0.05pt double-thin #000000" fo:border-right="0.05pt double-thin #000000" fo:border-top="none" fo:border-bottom="0.05pt double-thin #000000" style:writing-mode="page"/>
    </style:style>
    <style:style style:name="P1" style:family="paragraph" style:parent-style-name="Standard">
      <style:text-properties officeooo:rsid="00123215" officeooo:paragraph-rsid="00123215"/>
    </style:style>
    <style:style style:name="P2" style:family="paragraph" style:parent-style-name="Standard">
      <style:text-properties style:text-underline-style="solid" style:text-underline-width="auto" style:text-underline-color="font-color" officeooo:rsid="0013a9ea" officeooo:paragraph-rsid="0013a9ea"/>
    </style:style>
    <style:style style:name="P3" style:family="paragraph" style:parent-style-name="Standard">
      <style:text-properties style:text-underline-style="solid" style:text-underline-width="auto" style:text-underline-color="font-color" officeooo:rsid="00403835" officeooo:paragraph-rsid="00403835"/>
    </style:style>
    <style:style style:name="P4" style:family="paragraph" style:parent-style-name="Standard">
      <style:text-properties style:text-underline-style="solid" style:text-underline-width="auto" style:text-underline-color="font-color" officeooo:rsid="00403835" officeooo:paragraph-rsid="004d5f95"/>
    </style:style>
    <style:style style:name="P5" style:family="paragraph" style:parent-style-name="Standard">
      <style:text-properties style:text-underline-style="solid" style:text-underline-width="auto" style:text-underline-color="font-color" officeooo:rsid="006cb1d1" officeooo:paragraph-rsid="006cb1d1"/>
    </style:style>
    <style:style style:name="P6" style:family="paragraph" style:parent-style-name="Standard">
      <style:text-properties style:text-underline-style="none" officeooo:rsid="0013a9ea" officeooo:paragraph-rsid="0013a9ea"/>
    </style:style>
    <style:style style:name="P7" style:family="paragraph" style:parent-style-name="Standard">
      <style:text-properties style:text-underline-style="none" officeooo:rsid="004fb203" officeooo:paragraph-rsid="004fb203"/>
    </style:style>
    <style:style style:name="P8" style:family="paragraph" style:parent-style-name="Standard">
      <style:text-properties style:text-underline-style="none" officeooo:rsid="00602eba" officeooo:paragraph-rsid="0061c9b0"/>
    </style:style>
    <style:style style:name="P9" style:family="paragraph" style:parent-style-name="Standard">
      <style:text-properties style:text-underline-style="none" officeooo:rsid="006cb1d1" officeooo:paragraph-rsid="006cb1d1"/>
    </style:style>
    <style:style style:name="P10" style:family="paragraph" style:parent-style-name="Standard">
      <style:text-properties style:text-underline-style="none" officeooo:rsid="00704c65" officeooo:paragraph-rsid="0072fcda"/>
    </style:style>
    <style:style style:name="P11" style:family="paragraph" style:parent-style-name="Standard">
      <style:text-properties style:text-underline-style="none" officeooo:rsid="0072fcda" officeooo:paragraph-rsid="0072fcda"/>
    </style:style>
    <style:style style:name="P12" style:family="paragraph" style:parent-style-name="Standard">
      <style:text-properties style:text-underline-style="none" officeooo:rsid="00733449" officeooo:paragraph-rsid="00733449"/>
    </style:style>
    <style:style style:name="P13" style:family="paragraph" style:parent-style-name="Standard">
      <style:text-properties style:text-underline-style="none" officeooo:rsid="007450b7" officeooo:paragraph-rsid="007450b7"/>
    </style:style>
    <style:style style:name="P14" style:family="paragraph" style:parent-style-name="Standard">
      <style:text-properties style:text-underline-style="none" officeooo:rsid="0076f620" officeooo:paragraph-rsid="0076f620"/>
    </style:style>
    <style:style style:name="P15" style:family="paragraph" style:parent-style-name="Standard">
      <style:text-properties style:text-underline-style="none" officeooo:rsid="00788fdd" officeooo:paragraph-rsid="00788fdd"/>
    </style:style>
    <style:style style:name="P16" style:family="paragraph" style:parent-style-name="Standard">
      <style:text-properties style:text-underline-style="none" officeooo:rsid="007b823a" officeooo:paragraph-rsid="007b823a"/>
    </style:style>
    <style:style style:name="P17" style:family="paragraph" style:parent-style-name="Standard">
      <style:text-properties style:text-underline-style="none" officeooo:rsid="007fc273" officeooo:paragraph-rsid="007fc273"/>
    </style:style>
    <style:style style:name="P18" style:family="paragraph" style:parent-style-name="Standard">
      <style:text-properties style:text-underline-style="none" officeooo:rsid="0086cdc4" officeooo:paragraph-rsid="0086cdc4"/>
    </style:style>
    <style:style style:name="P19" style:family="paragraph" style:parent-style-name="Standard">
      <style:text-properties officeooo:rsid="0013ec39" officeooo:paragraph-rsid="0013ec39"/>
    </style:style>
    <style:style style:name="P20" style:family="paragraph" style:parent-style-name="Standard">
      <style:text-properties officeooo:rsid="00346878" officeooo:paragraph-rsid="00346878"/>
    </style:style>
    <style:style style:name="P21" style:family="paragraph" style:parent-style-name="Standard">
      <style:text-properties officeooo:rsid="0034f359" officeooo:paragraph-rsid="0034f359"/>
    </style:style>
    <style:style style:name="P22" style:family="paragraph" style:parent-style-name="Standard">
      <style:text-properties officeooo:rsid="00377fa5" officeooo:paragraph-rsid="00377fa5"/>
    </style:style>
    <style:style style:name="P23" style:family="paragraph" style:parent-style-name="Standard">
      <style:text-properties officeooo:rsid="00377fa5" officeooo:paragraph-rsid="003f80b5"/>
    </style:style>
    <style:style style:name="P24" style:family="paragraph" style:parent-style-name="Standard">
      <style:text-properties officeooo:rsid="003d480d" officeooo:paragraph-rsid="003d480d"/>
    </style:style>
    <style:style style:name="P25" style:family="paragraph" style:parent-style-name="Standard">
      <style:text-properties officeooo:rsid="003d480d" officeooo:paragraph-rsid="003e24ab"/>
    </style:style>
    <style:style style:name="P26" style:family="paragraph" style:parent-style-name="Standard">
      <style:text-properties officeooo:rsid="003f80b5" officeooo:paragraph-rsid="0046c0bf"/>
    </style:style>
    <style:style style:name="P27" style:family="paragraph" style:parent-style-name="Standard">
      <style:text-properties fo:color="#000000" loext:opacity="100%" officeooo:rsid="00377fa5" officeooo:paragraph-rsid="003f80b5"/>
    </style:style>
    <style:style style:name="P28" style:family="paragraph" style:parent-style-name="Standard">
      <style:text-properties officeooo:rsid="00403835" officeooo:paragraph-rsid="004d5f95"/>
    </style:style>
    <style:style style:name="P29" style:family="paragraph" style:parent-style-name="Standard">
      <style:text-properties officeooo:rsid="00403835" officeooo:paragraph-rsid="004f35d5"/>
    </style:style>
    <style:style style:name="P30" style:family="paragraph" style:parent-style-name="Standard">
      <style:text-properties officeooo:paragraph-rsid="00495539"/>
    </style:style>
    <style:style style:name="P31" style:family="paragraph" style:parent-style-name="Standard">
      <style:text-properties officeooo:rsid="00698afa" officeooo:paragraph-rsid="00698afa"/>
    </style:style>
    <style:style style:name="P32" style:family="paragraph" style:parent-style-name="Standard">
      <style:text-properties officeooo:paragraph-rsid="00704c65"/>
    </style:style>
    <style:style style:name="P33" style:family="paragraph" style:parent-style-name="Standard">
      <style:text-properties fo:color="#00a933" loext:opacity="100%" style:text-underline-style="solid" style:text-underline-width="auto" style:text-underline-color="font-color" fo:font-weight="bold" officeooo:rsid="0086cdc4" officeooo:paragraph-rsid="0086cdc4" style:font-weight-asian="bold" style:font-weight-complex="bold"/>
    </style:style>
    <style:style style:name="P34" style:family="paragraph" style:parent-style-name="Standard">
      <style:text-properties fo:color="#ff4000" loext:opacity="100%" style:text-underline-style="solid" style:text-underline-width="auto" style:text-underline-color="font-color" fo:font-weight="bold" officeooo:rsid="0086cdc4" officeooo:paragraph-rsid="00882a3b" style:font-weight-asian="bold" style:font-weight-complex="bold"/>
    </style:style>
    <style:style style:name="P35" style:family="paragraph" style:parent-style-name="Standard">
      <style:text-properties fo:color="#ff4000" loext:opacity="100%" style:text-underline-style="none" fo:font-weight="bold" officeooo:rsid="0086cdc4" officeooo:paragraph-rsid="0086cdc4" style:font-weight-asian="bold" style:font-weight-complex="bold"/>
    </style:style>
    <style:style style:name="P36" style:family="paragraph" style:parent-style-name="Standard">
      <style:text-properties fo:color="#ff4000" loext:opacity="100%" style:text-underline-style="none" fo:font-weight="bold" officeooo:rsid="0086cdc4" officeooo:paragraph-rsid="00880c67" style:font-weight-asian="bold" style:font-weight-complex="bold"/>
    </style:style>
    <style:style style:name="P37" style:family="paragraph" style:parent-style-name="Standard">
      <style:text-properties officeooo:paragraph-rsid="008cc725"/>
    </style:style>
    <style:style style:name="P38" style:family="paragraph" style:parent-style-name="Standard">
      <style:text-properties officeooo:rsid="008d4fdd" officeooo:paragraph-rsid="008d4fdd"/>
    </style:style>
    <style:style style:name="P39" style:family="paragraph" style:parent-style-name="Standard">
      <style:text-properties officeooo:rsid="00923f4c" officeooo:paragraph-rsid="00923f4c"/>
    </style:style>
    <style:style style:name="P40" style:family="paragraph" style:parent-style-name="Standard">
      <style:text-properties officeooo:rsid="009299ae" officeooo:paragraph-rsid="009299ae"/>
    </style:style>
    <style:style style:name="P41" style:family="paragraph" style:parent-style-name="Table_20_Contents">
      <style:text-properties officeooo:rsid="0013ec39" officeooo:paragraph-rsid="0013ec39"/>
    </style:style>
    <style:style style:name="P42" style:family="paragraph" style:parent-style-name="Table_20_Contents">
      <style:paragraph-properties fo:text-align="center" style:justify-single-word="false"/>
      <style:text-properties fo:font-style="normal" fo:font-weight="normal" officeooo:rsid="0013ec39" officeooo:paragraph-rsid="0013ec39" style:font-style-asian="normal" style:font-weight-asian="normal" style:font-style-complex="normal" style:font-weight-complex="normal"/>
    </style:style>
    <style:style style:name="P43" style:family="paragraph" style:parent-style-name="Table_20_Contents">
      <style:paragraph-properties fo:text-align="center" style:justify-single-word="false"/>
      <style:text-properties fo:font-style="normal" fo:font-weight="normal" officeooo:rsid="002ceb58" officeooo:paragraph-rsid="002ceb58" style:font-style-asian="normal" style:font-weight-asian="normal" style:font-style-complex="normal" style:font-weight-complex="normal"/>
    </style:style>
    <style:style style:name="P44" style:family="paragraph" style:parent-style-name="Table_20_Contents">
      <style:paragraph-properties fo:text-align="center" style:justify-single-word="false"/>
      <style:text-properties fo:font-style="normal" fo:font-weight="normal" officeooo:rsid="0031dfce" officeooo:paragraph-rsid="0031dfce" style:font-style-asian="normal" style:font-weight-asian="normal" style:font-style-complex="normal" style:font-weight-complex="normal"/>
    </style:style>
    <style:style style:name="P45" style:family="paragraph" style:parent-style-name="Table_20_Contents">
      <style:text-properties officeooo:rsid="00145601" officeooo:paragraph-rsid="00145601"/>
    </style:style>
    <style:style style:name="P46" style:family="paragraph" style:parent-style-name="Table_20_Contents">
      <style:text-properties officeooo:rsid="00145601" officeooo:paragraph-rsid="0015e7e1"/>
    </style:style>
    <style:style style:name="P47" style:family="paragraph" style:parent-style-name="Table_20_Contents">
      <style:text-properties officeooo:rsid="00145601" officeooo:paragraph-rsid="001af8c7"/>
    </style:style>
    <style:style style:name="P48" style:family="paragraph" style:parent-style-name="Table_20_Contents">
      <style:text-properties officeooo:rsid="00145601" officeooo:paragraph-rsid="00262d30"/>
    </style:style>
    <style:style style:name="P49" style:family="paragraph" style:parent-style-name="Table_20_Contents">
      <style:text-properties officeooo:rsid="00145601" officeooo:paragraph-rsid="00274011"/>
    </style:style>
    <style:style style:name="P50" style:family="paragraph" style:parent-style-name="Table_20_Contents">
      <style:text-properties officeooo:rsid="00145601" officeooo:paragraph-rsid="00290c9c"/>
    </style:style>
    <style:style style:name="P51" style:family="paragraph" style:parent-style-name="Table_20_Contents">
      <style:text-properties officeooo:rsid="00145601" officeooo:paragraph-rsid="0029c1b3"/>
    </style:style>
    <style:style style:name="P52" style:family="paragraph" style:parent-style-name="Table_20_Contents">
      <style:text-properties officeooo:rsid="00145601" officeooo:paragraph-rsid="002ba946"/>
    </style:style>
    <style:style style:name="P53" style:family="paragraph" style:parent-style-name="Table_20_Contents">
      <style:text-properties officeooo:rsid="00145601" officeooo:paragraph-rsid="002ecd59"/>
    </style:style>
    <style:style style:name="P54" style:family="paragraph" style:parent-style-name="Table_20_Contents">
      <style:text-properties officeooo:rsid="00145601" officeooo:paragraph-rsid="003006f4"/>
    </style:style>
    <style:style style:name="P55" style:family="paragraph" style:parent-style-name="Table_20_Contents">
      <style:text-properties fo:color="#3465a4" loext:opacity="100%" fo:font-weight="bold" officeooo:rsid="00145601" officeooo:paragraph-rsid="00145601" style:font-weight-asian="bold" style:font-weight-complex="bold"/>
    </style:style>
    <style:style style:name="P56" style:family="paragraph" style:parent-style-name="Table_20_Contents">
      <style:text-properties fo:color="#3465a4" loext:opacity="100%" fo:font-weight="bold" officeooo:rsid="00145601" officeooo:paragraph-rsid="0015e7e1" style:font-weight-asian="bold" style:font-weight-complex="bold"/>
    </style:style>
    <style:style style:name="P57" style:family="paragraph" style:parent-style-name="Table_20_Contents">
      <style:text-properties fo:color="#3465a4" loext:opacity="100%" fo:font-weight="bold" officeooo:rsid="00145601" officeooo:paragraph-rsid="0024a588" style:font-weight-asian="bold" style:font-weight-complex="bold"/>
    </style:style>
    <style:style style:name="P58" style:family="paragraph" style:parent-style-name="Table_20_Contents">
      <style:text-properties fo:color="#3465a4" loext:opacity="100%" fo:font-weight="bold" officeooo:rsid="00145601" officeooo:paragraph-rsid="00262d30" style:font-weight-asian="bold" style:font-weight-complex="bold"/>
    </style:style>
    <style:style style:name="P59" style:family="paragraph" style:parent-style-name="Table_20_Contents">
      <style:text-properties fo:color="#3465a4" loext:opacity="100%" fo:font-weight="bold" officeooo:rsid="00145601" officeooo:paragraph-rsid="00290c9c" style:font-weight-asian="bold" style:font-weight-complex="bold"/>
    </style:style>
    <style:style style:name="P60" style:family="paragraph" style:parent-style-name="Table_20_Contents">
      <style:text-properties fo:color="#3465a4" loext:opacity="100%" fo:font-weight="bold" officeooo:rsid="00145601" officeooo:paragraph-rsid="0029c1b3" style:font-weight-asian="bold" style:font-weight-complex="bold"/>
    </style:style>
    <style:style style:name="P61" style:family="paragraph" style:parent-style-name="Table_20_Contents">
      <style:text-properties fo:color="#3465a4" loext:opacity="100%" fo:font-weight="bold" officeooo:rsid="00145601" officeooo:paragraph-rsid="002ba946" style:font-weight-asian="bold" style:font-weight-complex="bold"/>
    </style:style>
    <style:style style:name="P62" style:family="paragraph" style:parent-style-name="Table_20_Contents">
      <style:text-properties fo:color="#3465a4" loext:opacity="100%" fo:font-weight="bold" officeooo:rsid="00145601" officeooo:paragraph-rsid="002ecd59" style:font-weight-asian="bold" style:font-weight-complex="bold"/>
    </style:style>
    <style:style style:name="P63" style:family="paragraph" style:parent-style-name="Table_20_Contents">
      <style:text-properties fo:color="#3465a4" loext:opacity="100%" fo:font-weight="bold" officeooo:rsid="00145601" officeooo:paragraph-rsid="003006f4" style:font-weight-asian="bold" style:font-weight-complex="bold"/>
    </style:style>
    <style:style style:name="P64" style:family="paragraph" style:parent-style-name="Table_20_Contents">
      <style:text-properties fo:color="#3465a4" loext:opacity="100%" fo:font-weight="bold" officeooo:rsid="00145601" officeooo:paragraph-rsid="001af8c7" style:font-weight-asian="bold" style:font-weight-complex="bold"/>
    </style:style>
    <style:style style:name="P65" style:family="paragraph" style:parent-style-name="Table_20_Contents">
      <style:text-properties officeooo:rsid="00190075" officeooo:paragraph-rsid="00190075"/>
    </style:style>
    <style:style style:name="P66" style:family="paragraph" style:parent-style-name="Table_20_Contents">
      <style:text-properties officeooo:rsid="00190075" officeooo:paragraph-rsid="002ecd59"/>
    </style:style>
    <style:style style:name="P67" style:family="paragraph" style:parent-style-name="Table_20_Contents">
      <style:text-properties officeooo:rsid="001b329b" officeooo:paragraph-rsid="001b329b"/>
    </style:style>
    <style:style style:name="P68" style:family="paragraph" style:parent-style-name="Table_20_Contents">
      <style:text-properties officeooo:rsid="001b329b" officeooo:paragraph-rsid="00262d30"/>
    </style:style>
    <style:style style:name="P69" style:family="paragraph" style:parent-style-name="Table_20_Contents">
      <style:text-properties officeooo:rsid="001b329b" officeooo:paragraph-rsid="00290c9c"/>
    </style:style>
    <style:style style:name="P70" style:family="paragraph" style:parent-style-name="Table_20_Contents">
      <style:text-properties officeooo:rsid="001b329b" officeooo:paragraph-rsid="0029c1b3"/>
    </style:style>
    <style:style style:name="P71" style:family="paragraph" style:parent-style-name="Table_20_Contents">
      <style:text-properties officeooo:rsid="0022adf8" officeooo:paragraph-rsid="0022adf8"/>
    </style:style>
    <style:style style:name="P72" style:family="paragraph" style:parent-style-name="Table_20_Contents">
      <style:text-properties style:use-window-font-color="true" loext:opacity="0%" fo:font-weight="normal" officeooo:rsid="0022adf8" officeooo:paragraph-rsid="0022adf8" style:font-weight-asian="normal" style:font-weight-complex="normal"/>
    </style:style>
    <style:style style:name="P73" style:family="paragraph" style:parent-style-name="Table_20_Contents">
      <style:text-properties style:use-window-font-color="true" loext:opacity="0%" fo:font-weight="normal" officeooo:rsid="0022adf8" officeooo:paragraph-rsid="00262d30" style:font-weight-asian="normal" style:font-weight-complex="normal"/>
    </style:style>
    <style:style style:name="P74" style:family="paragraph" style:parent-style-name="Table_20_Contents">
      <style:text-properties style:use-window-font-color="true" loext:opacity="0%" fo:font-weight="normal" officeooo:rsid="0022adf8" officeooo:paragraph-rsid="00290c9c" style:font-weight-asian="normal" style:font-weight-complex="normal"/>
    </style:style>
    <style:style style:name="P75" style:family="paragraph" style:parent-style-name="Table_20_Contents">
      <style:text-properties style:use-window-font-color="true" loext:opacity="0%" fo:font-weight="normal" officeooo:rsid="0022adf8" officeooo:paragraph-rsid="0029c1b3" style:font-weight-asian="normal" style:font-weight-complex="normal"/>
    </style:style>
    <style:style style:name="P76" style:family="paragraph" style:parent-style-name="Table_20_Contents">
      <style:text-properties style:use-window-font-color="true" loext:opacity="0%" fo:font-weight="normal" officeooo:rsid="0022adf8" officeooo:paragraph-rsid="002ba946" style:font-weight-asian="normal" style:font-weight-complex="normal"/>
    </style:style>
    <style:style style:name="P77" style:family="paragraph" style:parent-style-name="Table_20_Contents">
      <style:text-properties style:use-window-font-color="true" loext:opacity="0%" fo:font-weight="normal" officeooo:rsid="0022adf8" officeooo:paragraph-rsid="002ecd59" style:font-weight-asian="normal" style:font-weight-complex="normal"/>
    </style:style>
    <style:style style:name="P78" style:family="paragraph" style:parent-style-name="Table_20_Contents">
      <style:text-properties style:use-window-font-color="true" loext:opacity="0%" fo:font-weight="normal" officeooo:rsid="0022adf8" officeooo:paragraph-rsid="003006f4" style:font-weight-asian="normal" style:font-weight-complex="normal"/>
    </style:style>
    <style:style style:name="P79" style:family="paragraph" style:parent-style-name="Table_20_Contents">
      <style:text-properties officeooo:rsid="002ecd59" officeooo:paragraph-rsid="002ecd59"/>
    </style:style>
    <style:style style:name="P80" style:family="paragraph" style:parent-style-name="Table_20_Contents">
      <style:text-properties officeooo:rsid="003006f4" officeooo:paragraph-rsid="003006f4"/>
    </style:style>
    <style:style style:name="P81" style:family="paragraph" style:parent-style-name="Table_20_Heading">
      <style:text-properties officeooo:rsid="0013ec39" officeooo:paragraph-rsid="0013ec39"/>
    </style:style>
    <style:style style:name="P82" style:family="paragraph" style:parent-style-name="Standard">
      <style:text-properties fo:color="#000000" loext:opacity="100%" style:font-name="Cascadia Mono" fo:font-size="9.5pt" style:font-size-asian="9.5pt"/>
    </style:style>
    <style:style style:name="P83" style:family="paragraph" style:parent-style-name="Standard">
      <style:text-properties fo:color="#000000" loext:opacity="100%" style:font-name="Cascadia Mono" fo:font-size="9.5pt" officeooo:rsid="00123215" officeooo:paragraph-rsid="00123215" style:font-size-asian="9.5pt"/>
    </style:style>
    <style:style style:name="P84" style:family="paragraph" style:parent-style-name="Standard">
      <style:text-properties fo:color="#000000" loext:opacity="100%" style:font-name="Cascadia Mono" fo:font-size="9.5pt" officeooo:rsid="00377fa5" officeooo:paragraph-rsid="003f80b5" style:font-size-asian="9.5pt"/>
    </style:style>
    <style:style style:name="P85" style:family="paragraph" style:parent-style-name="Standard">
      <style:text-properties fo:color="#000000" loext:opacity="100%" style:font-name="Liberation Serif" fo:font-size="12pt" officeooo:rsid="004864d6" officeooo:paragraph-rsid="0046c0bf" style:font-size-asian="12pt" style:font-size-complex="12pt"/>
    </style:style>
    <style:style style:name="P86" style:family="paragraph" style:parent-style-name="Standard">
      <style:text-properties fo:color="#000000" loext:opacity="100%" style:font-name="Liberation Serif" fo:font-size="12pt" officeooo:rsid="003f80b5" officeooo:paragraph-rsid="0046c0bf" style:font-size-asian="10.5pt" style:font-size-complex="12pt"/>
    </style:style>
    <style:style style:name="P87" style:family="paragraph" style:parent-style-name="Standard">
      <style:text-properties fo:color="#000000" loext:opacity="100%" style:font-name="Liberation Serif" fo:font-size="12pt" style:text-underline-style="none" officeooo:rsid="004c49ce" officeooo:paragraph-rsid="00495539" style:font-size-asian="10.5pt" style:font-size-complex="12pt"/>
    </style:style>
    <style:style style:name="P88" style:family="paragraph" style:parent-style-name="Standard">
      <style:text-properties fo:color="#000000" loext:opacity="100%" style:font-name="Liberation Serif" fo:font-size="12pt" style:text-underline-style="none" officeooo:rsid="004fb203" officeooo:paragraph-rsid="004fb203" style:font-size-asian="10.5pt" style:font-size-complex="12pt"/>
    </style:style>
    <style:style style:name="P89" style:family="paragraph" style:parent-style-name="Standard">
      <style:text-properties fo:color="#000000" loext:opacity="100%" style:font-name="Liberation Serif" fo:font-size="12pt" style:text-underline-style="none" officeooo:rsid="005ad8f1" officeooo:paragraph-rsid="005ad8f1" style:font-size-asian="10.5pt" style:font-size-complex="12pt"/>
    </style:style>
    <style:style style:name="P90" style:family="paragraph" style:parent-style-name="Standard">
      <style:text-properties fo:color="#000000" loext:opacity="100%" style:font-name="Liberation Serif" fo:font-size="12pt" style:text-underline-style="none" officeooo:rsid="005d1dfa" officeooo:paragraph-rsid="005d1dfa" style:font-size-asian="10.5pt" style:font-size-complex="12pt"/>
    </style:style>
    <style:style style:name="P91" style:family="paragraph" style:parent-style-name="Standard">
      <style:text-properties fo:color="#000000" loext:opacity="100%" style:font-name="Liberation Serif" fo:font-size="12pt" style:text-underline-style="none" officeooo:rsid="00654e5c" officeooo:paragraph-rsid="0061c9b0" style:font-size-asian="10.5pt" style:font-size-complex="12pt"/>
    </style:style>
    <style:style style:name="P92" style:family="paragraph" style:parent-style-name="Standard">
      <style:text-properties fo:color="#000000" loext:opacity="100%" style:font-name="Liberation Serif" fo:font-size="12pt" style:text-underline-style="none" officeooo:rsid="00704c65" officeooo:paragraph-rsid="00704c65" style:font-size-asian="10.5pt" style:font-size-complex="12pt"/>
    </style:style>
    <style:style style:name="P93" style:family="paragraph" style:parent-style-name="Standard">
      <style:text-properties fo:color="#000000" loext:opacity="100%" style:font-name="Liberation Serif" fo:font-size="12pt" style:text-underline-style="none" officeooo:rsid="0072fcda" officeooo:paragraph-rsid="0072fcda" style:font-size-asian="10.5pt" style:font-size-complex="12pt"/>
    </style:style>
    <style:style style:name="P94" style:family="paragraph" style:parent-style-name="Standard">
      <style:text-properties fo:color="#000000" loext:opacity="100%" style:font-name="Liberation Serif" fo:font-size="12pt" style:text-underline-style="none" officeooo:rsid="0076f620" officeooo:paragraph-rsid="0076f620" style:font-size-asian="10.5pt" style:font-size-complex="12pt"/>
    </style:style>
    <style:style style:name="P95" style:family="paragraph" style:parent-style-name="Standard">
      <style:text-properties fo:color="#000000" loext:opacity="100%" style:font-name="Liberation Serif" fo:font-size="12pt" style:text-underline-style="none" officeooo:rsid="00788fdd" officeooo:paragraph-rsid="00788fdd" style:font-size-asian="10.5pt" style:font-size-complex="12pt"/>
    </style:style>
    <style:style style:name="P96" style:family="paragraph" style:parent-style-name="Standard">
      <style:text-properties fo:color="#000000" loext:opacity="100%" style:font-name="Liberation Serif" fo:font-size="12pt" style:text-underline-style="none" officeooo:rsid="00809e66" officeooo:paragraph-rsid="00809e66" style:font-size-asian="10.5pt" style:font-size-complex="12pt"/>
    </style:style>
    <style:style style:name="P97" style:family="paragraph" style:parent-style-name="Standard" style:list-style-name="L3">
      <style:text-properties fo:color="#000000" loext:opacity="100%" style:font-name="Liberation Serif" fo:font-size="12pt" style:text-underline-style="none" officeooo:rsid="00853347" officeooo:paragraph-rsid="00853347" style:font-size-asian="10.5pt" style:font-size-complex="12pt"/>
    </style:style>
    <style:style style:name="P98" style:family="paragraph" style:parent-style-name="Standard">
      <style:text-properties fo:color="#000000" loext:opacity="100%" style:font-name="Liberation Serif" fo:font-size="12pt" style:text-underline-style="none" officeooo:rsid="00839ca0" officeooo:paragraph-rsid="00839ca0" style:font-size-asian="10.5pt" style:font-size-complex="12pt"/>
    </style:style>
    <style:style style:name="P99" style:family="paragraph" style:parent-style-name="Standard">
      <style:text-properties fo:color="#000000" loext:opacity="100%" style:font-name="Liberation Serif" fo:font-size="12pt" style:text-underline-style="solid" style:text-underline-width="auto" style:text-underline-color="font-color" officeooo:rsid="005ad8f1" officeooo:paragraph-rsid="005ad8f1" style:font-size-asian="10.5pt" style:font-size-complex="12pt"/>
    </style:style>
    <style:style style:name="P100" style:family="paragraph" style:parent-style-name="Standard">
      <style:text-properties fo:color="#000000" loext:opacity="100%" style:font-name="Liberation Serif" fo:font-size="12pt" style:text-underline-style="solid" style:text-underline-width="auto" style:text-underline-color="font-color" officeooo:rsid="006cb1d1" officeooo:paragraph-rsid="006cb1d1" style:font-size-asian="10.5pt" style:font-size-complex="12pt"/>
    </style:style>
    <style:style style:name="P101" style:family="paragraph" style:parent-style-name="Standard">
      <style:text-properties officeooo:rsid="00403835" officeooo:paragraph-rsid="00403835"/>
    </style:style>
    <style:style style:name="P102" style:family="paragraph" style:parent-style-name="Standard" style:list-style-name="L1">
      <style:text-properties officeooo:rsid="00403835" officeooo:paragraph-rsid="00403835"/>
    </style:style>
    <style:style style:name="P103" style:family="paragraph" style:parent-style-name="Standard" style:list-style-name="L2">
      <style:text-properties officeooo:rsid="00403835" officeooo:paragraph-rsid="00403835"/>
    </style:style>
    <style:style style:name="P104" style:family="paragraph" style:parent-style-name="Standard" style:list-style-name="L2">
      <style:text-properties officeooo:paragraph-rsid="00403835"/>
    </style:style>
    <style:style style:name="P105" style:family="paragraph" style:parent-style-name="Standard">
      <style:text-properties style:text-underline-style="solid" style:text-underline-width="auto" style:text-underline-color="font-color" officeooo:rsid="00450af9" officeooo:paragraph-rsid="004d5f95"/>
    </style:style>
    <style:style style:name="P106" style:family="paragraph" style:parent-style-name="Standard">
      <style:text-properties style:text-underline-style="solid" style:text-underline-width="auto" style:text-underline-color="font-color" officeooo:rsid="00450af9" officeooo:paragraph-rsid="00450af9"/>
    </style:style>
    <style:style style:name="P107" style:family="paragraph" style:parent-style-name="Standard">
      <style:text-properties style:text-underline-style="solid" style:text-underline-width="auto" style:text-underline-color="font-color" officeooo:rsid="00a51dfe" officeooo:paragraph-rsid="00a51dfe"/>
    </style:style>
    <style:style style:name="P108" style:family="paragraph" style:parent-style-name="Standard" style:list-style-name="L3">
      <style:text-properties style:text-underline-style="none" officeooo:rsid="00809e66" officeooo:paragraph-rsid="0081a598"/>
    </style:style>
    <style:style style:name="P109" style:family="paragraph" style:parent-style-name="Standard" style:list-style-name="L3">
      <style:text-properties style:text-underline-style="none" officeooo:rsid="00839ca0" officeooo:paragraph-rsid="00839ca0"/>
    </style:style>
    <style:style style:name="P110" style:family="paragraph" style:parent-style-name="Standard">
      <style:text-properties style:text-underline-style="none" officeooo:rsid="00a51dfe" officeooo:paragraph-rsid="00a51dfe"/>
    </style:style>
    <style:style style:name="P111" style:family="paragraph" style:parent-style-name="Standard">
      <style:text-properties style:text-underline-style="none" officeooo:rsid="00a701e3" officeooo:paragraph-rsid="00a701e3"/>
    </style:style>
    <style:style style:name="P112" style:family="paragraph" style:parent-style-name="Standard">
      <style:text-properties style:use-window-font-color="true" loext:opacity="0%" style:font-name="Liberation Serif" fo:font-size="12pt" style:text-underline-style="none" fo:font-weight="normal" officeooo:rsid="00880c67" officeooo:paragraph-rsid="00882a3b" style:font-size-asian="10.5pt" style:font-weight-asian="normal" style:font-size-complex="12pt" style:font-weight-complex="normal"/>
    </style:style>
    <style:style style:name="P113" style:family="paragraph" style:parent-style-name="Standard" style:list-style-name="L4">
      <style:text-properties style:use-window-font-color="true" loext:opacity="0%" style:font-name="Liberation Serif" fo:font-size="12pt" style:text-underline-style="none" fo:font-weight="normal" officeooo:rsid="008b76ee" officeooo:paragraph-rsid="008cc725" style:font-size-asian="10.5pt" style:font-weight-asian="normal" style:font-size-complex="12pt" style:font-weight-complex="normal"/>
    </style:style>
    <style:style style:name="P114" style:family="paragraph" style:parent-style-name="Standard" style:list-style-name="L5">
      <style:text-properties style:use-window-font-color="true" loext:opacity="0%" style:font-name="Liberation Serif" fo:font-size="12pt" style:text-underline-style="none" fo:font-weight="normal" officeooo:rsid="008d4fdd" officeooo:paragraph-rsid="008d4fdd" style:font-size-asian="10.5pt" style:font-weight-asian="normal" style:font-size-complex="12pt" style:font-weight-complex="normal"/>
    </style:style>
    <style:style style:name="P115" style:family="paragraph" style:parent-style-name="Standard">
      <style:text-properties style:use-window-font-color="true" loext:opacity="0%" style:font-name="Liberation Serif" fo:font-size="12pt" style:text-underline-style="none" fo:font-weight="normal" officeooo:rsid="008eb185" officeooo:paragraph-rsid="008d4fdd" style:font-size-asian="10.5pt" style:font-weight-asian="normal" style:font-size-complex="12pt" style:font-weight-complex="normal"/>
    </style:style>
    <style:style style:name="P116" style:family="paragraph" style:parent-style-name="Standard" style:list-style-name="L6">
      <style:text-properties style:use-window-font-color="true" loext:opacity="0%" style:font-name="Liberation Serif" fo:font-size="12pt" style:text-underline-style="none" fo:font-weight="normal" officeooo:rsid="00923f4c" officeooo:paragraph-rsid="00923f4c" style:font-size-asian="10.5pt" style:font-weight-asian="normal" style:font-size-complex="12pt" style:font-weight-complex="normal"/>
    </style:style>
    <style:style style:name="P117" style:family="paragraph" style:parent-style-name="Standard" style:list-style-name="L4">
      <style:text-properties officeooo:paragraph-rsid="008cc725"/>
    </style:style>
    <style:style style:name="P118" style:family="paragraph" style:parent-style-name="Standard">
      <style:text-properties officeooo:rsid="00959f40" officeooo:paragraph-rsid="00983f89"/>
    </style:style>
    <style:style style:name="T1" style:family="text">
      <style:text-properties fo:color="#3465a4" loext:opacity="100%" fo:font-weight="bold" fo:background-color="transparent" loext:char-shading-value="0" style:font-weight-asian="bold" style:font-weight-complex="bold"/>
    </style:style>
    <style:style style:name="T2" style:family="text">
      <style:text-properties fo:color="#3465a4" loext:opacity="100%" fo:font-weight="bold" style:font-weight-asian="bold" style:font-weight-complex="bold"/>
    </style:style>
    <style:style style:name="T3" style:family="text">
      <style:text-properties fo:color="#3465a4" loext:opacity="100%" fo:font-weight="bold" officeooo:rsid="001ef5f1" style:font-weight-asian="bold" style:font-weight-complex="bold"/>
    </style:style>
    <style:style style:name="T4" style:family="text">
      <style:text-properties style:use-window-font-color="true" loext:opacity="0%"/>
    </style:style>
    <style:style style:name="T5" style:family="text">
      <style:text-properties style:use-window-font-color="true" loext:opacity="0%" fo:font-weight="normal" style:font-weight-asian="normal" style:font-weight-complex="normal"/>
    </style:style>
    <style:style style:name="T6" style:family="text">
      <style:text-properties style:use-window-font-color="true" loext:opacity="0%" fo:font-weight="normal" officeooo:rsid="001c6d00" style:font-weight-asian="normal" style:font-weight-complex="normal"/>
    </style:style>
    <style:style style:name="T7" style:family="text">
      <style:text-properties style:use-window-font-color="true" loext:opacity="0%" fo:font-weight="normal" officeooo:rsid="00218247" style:font-weight-asian="normal" style:font-weight-complex="normal"/>
    </style:style>
    <style:style style:name="T8" style:family="text">
      <style:text-properties style:use-window-font-color="true" loext:opacity="0%" fo:font-weight="normal" officeooo:rsid="001fa5c3" style:font-weight-asian="normal" style:font-weight-complex="normal"/>
    </style:style>
    <style:style style:name="T9" style:family="text">
      <style:text-properties style:use-window-font-color="true" loext:opacity="0%" fo:font-weight="normal" officeooo:rsid="001d4f0c" style:font-weight-asian="normal" style:font-weight-complex="normal"/>
    </style:style>
    <style:style style:name="T10" style:family="text">
      <style:text-properties style:use-window-font-color="true" loext:opacity="0%" fo:font-weight="normal" officeooo:rsid="00262d30" style:font-weight-asian="normal" style:font-weight-complex="normal"/>
    </style:style>
    <style:style style:name="T11" style:family="text">
      <style:text-properties style:use-window-font-color="true" loext:opacity="0%" fo:font-weight="normal" officeooo:rsid="00274011" style:font-weight-asian="normal" style:font-weight-complex="normal"/>
    </style:style>
    <style:style style:name="T12" style:family="text">
      <style:text-properties style:use-window-font-color="true" loext:opacity="0%" fo:font-weight="normal" officeooo:rsid="0029c1b3" style:font-weight-asian="normal" style:font-weight-complex="normal"/>
    </style:style>
    <style:style style:name="T13" style:family="text">
      <style:text-properties style:use-window-font-color="true" loext:opacity="0%" style:font-name="Liberation Serif" fo:font-size="12pt" fo:font-weight="normal" style:font-size-asian="10.5pt" style:font-weight-asian="normal" style:font-size-complex="12pt" style:font-weight-complex="normal"/>
    </style:style>
    <style:style style:name="T14" style:family="text">
      <style:text-properties style:use-window-font-color="true" loext:opacity="0%" style:font-name="Liberation Serif" fo:font-size="12pt" fo:font-weight="normal" officeooo:rsid="00880c67" style:font-size-asian="10.5pt" style:font-weight-asian="normal" style:font-size-complex="12pt" style:font-weight-complex="normal"/>
    </style:style>
    <style:style style:name="T15" style:family="text">
      <style:text-properties style:use-window-font-color="true" loext:opacity="0%" style:font-name="Liberation Serif" fo:font-size="12pt" fo:font-weight="normal" officeooo:rsid="0099bb25" style:font-size-asian="10.5pt" style:font-weight-asian="normal" style:font-size-complex="12pt" style:font-weight-complex="normal"/>
    </style:style>
    <style:style style:name="T16" style:family="text">
      <style:text-properties style:use-window-font-color="true" loext:opacity="0%" style:font-name="Liberation Serif" fo:font-size="12pt" fo:font-weight="normal" officeooo:rsid="00a701e3" style:font-size-asian="10.5pt" style:font-weight-asian="normal" style:font-size-complex="12pt" style:font-weight-complex="normal"/>
    </style:style>
    <style:style style:name="T17" style:family="text">
      <style:text-properties style:use-window-font-color="true" loext:opacity="0%" style:font-name="Liberation Serif" fo:font-size="12pt" style:text-underline-style="none" fo:font-weight="normal" style:font-size-asian="10.5pt" style:font-weight-asian="normal" style:font-size-complex="12pt" style:font-weight-complex="normal"/>
    </style:style>
    <style:style style:name="T18" style:family="text">
      <style:text-properties style:use-window-font-color="true" loext:opacity="0%" style:font-name="Liberation Serif" fo:font-size="12pt" style:text-underline-style="none" fo:font-weight="normal" officeooo:rsid="00880c67" style:font-size-asian="10.5pt" style:font-weight-asian="normal" style:font-size-complex="12pt" style:font-weight-complex="normal"/>
    </style:style>
    <style:style style:name="T19" style:family="text">
      <style:text-properties style:use-window-font-color="true" loext:opacity="0%" style:font-name="Liberation Serif" fo:font-size="12pt" style:text-underline-style="none" fo:font-weight="normal" officeooo:rsid="00882a3b" style:font-size-asian="10.5pt" style:font-weight-asian="normal" style:font-size-complex="12pt" style:font-weight-complex="normal"/>
    </style:style>
    <style:style style:name="T20" style:family="text">
      <style:text-properties style:use-window-font-color="true" loext:opacity="0%" style:font-name="Liberation Serif" fo:font-size="12pt" style:text-underline-style="none" fo:font-weight="normal" officeooo:rsid="008b76ee" style:font-size-asian="10.5pt" style:font-weight-asian="normal" style:font-size-complex="12pt" style:font-weight-complex="normal"/>
    </style:style>
    <style:style style:name="T21" style:family="text">
      <style:text-properties style:use-window-font-color="true" loext:opacity="0%" style:font-name="Liberation Serif" fo:font-size="12pt" style:text-underline-style="none" fo:font-weight="normal" officeooo:rsid="008cc725" style:font-size-asian="10.5pt" style:font-weight-asian="normal" style:font-size-complex="12pt" style:font-weight-complex="normal"/>
    </style:style>
    <style:style style:name="T22" style:family="text">
      <style:text-properties style:use-window-font-color="true" loext:opacity="0%" style:font-name="Liberation Serif" fo:font-size="12pt" style:text-underline-style="none" fo:font-weight="normal" officeooo:rsid="0089f19a" style:font-size-asian="10.5pt" style:font-weight-asian="normal" style:font-size-complex="12pt" style:font-weight-complex="normal"/>
    </style:style>
    <style:style style:name="T23" style:family="text">
      <style:text-properties style:use-window-font-color="true" loext:opacity="0%" style:font-name="Liberation Serif" fo:font-size="12pt" style:text-underline-style="none" fo:font-weight="normal" officeooo:rsid="008e7622" style:font-size-asian="10.5pt" style:font-weight-asian="normal" style:font-size-complex="12pt" style:font-weight-complex="normal"/>
    </style:style>
    <style:style style:name="T24" style:family="text">
      <style:text-properties style:use-window-font-color="true" loext:opacity="0%" style:font-name="Liberation Serif" fo:font-size="12pt" style:text-underline-style="none" fo:font-weight="normal" officeooo:rsid="008eb185" style:font-size-asian="10.5pt" style:font-weight-asian="normal" style:font-size-complex="12pt" style:font-weight-complex="normal"/>
    </style:style>
    <style:style style:name="T25" style:family="text">
      <style:text-properties style:use-window-font-color="true" loext:opacity="0%" style:font-name="Liberation Serif" fo:font-size="12pt" style:text-underline-style="none" fo:font-weight="normal" officeooo:rsid="008f4553" style:font-size-asian="10.5pt" style:font-weight-asian="normal" style:font-size-complex="12pt" style:font-weight-complex="normal"/>
    </style:style>
    <style:style style:name="T26" style:family="text">
      <style:text-properties style:use-window-font-color="true" loext:opacity="0%" style:font-name="Liberation Serif" fo:font-size="12pt" style:text-underline-style="none" fo:font-weight="normal" officeooo:rsid="00904301" style:font-size-asian="10.5pt" style:font-weight-asian="normal" style:font-size-complex="12pt" style:font-weight-complex="normal"/>
    </style:style>
    <style:style style:name="T27" style:family="text">
      <style:text-properties style:use-window-font-color="true" loext:opacity="0%" style:font-name="Liberation Serif" fo:font-size="12pt" style:text-underline-style="none" fo:font-weight="normal" officeooo:rsid="00923f4c" style:font-size-asian="10.5pt" style:font-weight-asian="normal" style:font-size-complex="12pt" style:font-weight-complex="normal"/>
    </style:style>
    <style:style style:name="T28" style:family="text">
      <style:text-properties style:use-window-font-color="true" loext:opacity="0%" style:font-name="Liberation Serif" fo:font-size="12pt" style:text-underline-style="none" fo:font-weight="normal" officeooo:rsid="0093eda2" style:font-size-asian="10.5pt" style:font-weight-asian="normal" style:font-size-complex="12pt" style:font-weight-complex="normal"/>
    </style:style>
    <style:style style:name="T29" style:family="text">
      <style:text-properties style:use-window-font-color="true" loext:opacity="0%" style:font-name="Liberation Serif" fo:font-size="12pt" style:text-underline-style="none" fo:font-weight="normal" officeooo:rsid="0096b515" style:font-size-asian="10.5pt" style:font-weight-asian="normal" style:font-size-complex="12pt" style:font-weight-complex="normal"/>
    </style:style>
    <style:style style:name="T30" style:family="text">
      <style:text-properties style:use-window-font-color="true" loext:opacity="0%" style:font-name="Liberation Serif" fo:font-size="12pt" style:text-underline-style="none" fo:font-weight="normal" officeooo:rsid="00983f89" style:font-size-asian="10.5pt" style:font-weight-asian="normal" style:font-size-complex="12pt" style:font-weight-complex="normal"/>
    </style:style>
    <style:style style:name="T31" style:family="text">
      <style:text-properties style:use-window-font-color="true" loext:opacity="0%" style:font-name="Liberation Serif" fo:font-size="12pt" style:text-underline-style="none" fo:font-weight="normal" officeooo:rsid="0099bb25" style:font-size-asian="10.5pt" style:font-weight-asian="normal" style:font-size-complex="12pt" style:font-weight-complex="normal"/>
    </style:style>
    <style:style style:name="T32" style:family="text">
      <style:text-properties officeooo:rsid="001af8c7"/>
    </style:style>
    <style:style style:name="T33" style:family="text">
      <style:text-properties officeooo:rsid="001c6d00"/>
    </style:style>
    <style:style style:name="T34" style:family="text">
      <style:text-properties officeooo:rsid="001d4f0c"/>
    </style:style>
    <style:style style:name="T35" style:family="text">
      <style:text-properties officeooo:rsid="001fa5c3"/>
    </style:style>
    <style:style style:name="T36" style:family="text">
      <style:text-properties officeooo:rsid="00218247"/>
    </style:style>
    <style:style style:name="T37" style:family="text">
      <style:text-properties officeooo:rsid="00274011"/>
    </style:style>
    <style:style style:name="T38" style:family="text">
      <style:text-properties officeooo:rsid="00290c9c"/>
    </style:style>
    <style:style style:name="T39" style:family="text">
      <style:text-properties officeooo:rsid="0029c1b3"/>
    </style:style>
    <style:style style:name="T40" style:family="text">
      <style:text-properties officeooo:rsid="002ba946"/>
    </style:style>
    <style:style style:name="T41" style:family="text">
      <style:text-properties officeooo:rsid="002c2d9e"/>
    </style:style>
    <style:style style:name="T42" style:family="text">
      <style:text-properties officeooo:rsid="002ecd59"/>
    </style:style>
    <style:style style:name="T43" style:family="text">
      <style:text-properties officeooo:rsid="003006f4"/>
    </style:style>
    <style:style style:name="T44" style:family="text">
      <style:text-properties officeooo:rsid="0038972e"/>
    </style:style>
    <style:style style:name="T45" style:family="text">
      <style:text-properties officeooo:rsid="003981e2"/>
    </style:style>
    <style:style style:name="T46" style:family="text">
      <style:text-properties officeooo:rsid="003a96db"/>
    </style:style>
    <style:style style:name="T47" style:family="text">
      <style:text-properties officeooo:rsid="003af02d"/>
    </style:style>
    <style:style style:name="T48" style:family="text">
      <style:text-properties officeooo:rsid="003cb7a7"/>
    </style:style>
    <style:style style:name="T49" style:family="text">
      <style:text-properties officeooo:rsid="003e24ab"/>
    </style:style>
    <style:style style:name="T50" style:family="text">
      <style:text-properties fo:color="#008000" loext:opacity="100%" style:font-name="Cascadia Mono" fo:font-size="9.5pt" style:font-size-asian="9.5pt"/>
    </style:style>
    <style:style style:name="T51" style:family="text">
      <style:text-properties style:font-name="Cascadia Mono" fo:font-size="9.5pt" style:font-size-asian="9.5pt"/>
    </style:style>
    <style:style style:name="T52" style:family="text">
      <style:text-properties fo:color="#0000ff" loext:opacity="100%" style:font-name="Cascadia Mono" fo:font-size="9.5pt" style:font-size-asian="9.5pt"/>
    </style:style>
    <style:style style:name="T53" style:family="text">
      <style:text-properties fo:color="#000000" loext:opacity="100%" style:font-name="Cascadia Mono" fo:font-size="9.5pt" style:font-size-asian="9.5pt"/>
    </style:style>
    <style:style style:name="T54" style:family="text">
      <style:text-properties fo:color="#000000" loext:opacity="100%" style:font-name="Cascadia Mono" fo:font-size="9.5pt" style:font-size-asian="9.5pt" style:font-size-complex="12pt"/>
    </style:style>
    <style:style style:name="T55" style:family="text">
      <style:text-properties fo:color="#000000" loext:opacity="100%" style:font-name="Cascadia Mono" fo:font-size="9.5pt" officeooo:rsid="00495539" style:font-size-asian="9.5pt" style:font-size-complex="12pt"/>
    </style:style>
    <style:style style:name="T56" style:family="text">
      <style:text-properties fo:color="#000000" loext:opacity="100%" style:font-name="Cascadia Mono" fo:font-size="9.5pt" officeooo:rsid="0071e943" style:font-size-asian="9.5pt" style:font-size-complex="12pt"/>
    </style:style>
    <style:style style:name="T57" style:family="text">
      <style:text-properties fo:color="#000000" loext:opacity="100%" style:font-name="Liberation Serif" fo:font-size="12pt" style:font-size-asian="10.5pt" style:font-size-complex="12pt"/>
    </style:style>
    <style:style style:name="T58" style:family="text">
      <style:text-properties fo:color="#000000" loext:opacity="100%" style:font-name="Liberation Serif" fo:font-size="12pt" officeooo:rsid="00450af9" style:font-size-asian="10.5pt" style:font-size-complex="12pt"/>
    </style:style>
    <style:style style:name="T59" style:family="text">
      <style:text-properties fo:color="#000000" loext:opacity="100%" style:font-name="Liberation Serif" fo:font-size="12pt" officeooo:rsid="0050b660" style:font-size-asian="10.5pt" style:font-size-complex="12pt"/>
    </style:style>
    <style:style style:name="T60" style:family="text">
      <style:text-properties fo:color="#000000" loext:opacity="100%" style:font-name="Liberation Serif" fo:font-size="12pt" officeooo:rsid="00619f60" style:font-size-asian="10.5pt" style:font-size-complex="12pt"/>
    </style:style>
    <style:style style:name="T61" style:family="text">
      <style:text-properties fo:color="#000000" loext:opacity="100%" style:font-name="Liberation Serif" fo:font-size="12pt" officeooo:rsid="0061c9b0" style:font-size-asian="10.5pt" style:font-size-complex="12pt"/>
    </style:style>
    <style:style style:name="T62" style:family="text">
      <style:text-properties fo:color="#000000" loext:opacity="100%" style:font-name="Liberation Serif" fo:font-size="12pt" officeooo:rsid="00623f17" style:font-size-asian="10.5pt" style:font-size-complex="12pt"/>
    </style:style>
    <style:style style:name="T63" style:family="text">
      <style:text-properties fo:color="#000000" loext:opacity="100%" style:font-name="Liberation Serif" fo:font-size="12pt" officeooo:rsid="00654e5c" style:font-size-asian="10.5pt" style:font-size-complex="12pt"/>
    </style:style>
    <style:style style:name="T64" style:family="text">
      <style:text-properties fo:color="#000000" loext:opacity="100%" style:font-name="Liberation Serif" fo:font-size="12pt" officeooo:rsid="006e6474" style:font-size-asian="10.5pt" style:font-size-complex="12pt"/>
    </style:style>
    <style:style style:name="T65" style:family="text">
      <style:text-properties fo:color="#000000" loext:opacity="100%" style:font-name="Liberation Serif" fo:font-size="12pt" officeooo:rsid="006f46b2" style:font-size-asian="10.5pt" style:font-size-complex="12pt"/>
    </style:style>
    <style:style style:name="T66" style:family="text">
      <style:text-properties fo:color="#000000" loext:opacity="100%" style:font-name="Liberation Serif" fo:font-size="12pt" officeooo:rsid="007450b7" style:font-size-asian="10.5pt" style:font-size-complex="12pt"/>
    </style:style>
    <style:style style:name="T67" style:family="text">
      <style:text-properties fo:color="#000000" loext:opacity="100%" style:font-name="Liberation Serif" fo:font-size="12pt" officeooo:rsid="00759cc9" style:font-size-asian="10.5pt" style:font-size-complex="12pt"/>
    </style:style>
    <style:style style:name="T68" style:family="text">
      <style:text-properties fo:color="#000000" loext:opacity="100%" style:font-name="Liberation Serif" fo:font-size="12pt" officeooo:rsid="0076b9e9" style:font-size-asian="10.5pt" style:font-size-complex="12pt"/>
    </style:style>
    <style:style style:name="T69" style:family="text">
      <style:text-properties fo:color="#000000" loext:opacity="100%" style:font-name="Liberation Serif" fo:font-size="12pt" officeooo:rsid="007a3d2f" style:font-size-asian="10.5pt" style:font-size-complex="12pt"/>
    </style:style>
    <style:style style:name="T70" style:family="text">
      <style:text-properties fo:color="#000000" loext:opacity="100%" style:font-name="Liberation Serif" fo:font-size="12pt" officeooo:rsid="007a868a" style:font-size-asian="10.5pt" style:font-size-complex="12pt"/>
    </style:style>
    <style:style style:name="T71" style:family="text">
      <style:text-properties fo:color="#000000" loext:opacity="100%" style:font-name="Liberation Serif" fo:font-size="12pt" officeooo:rsid="007b823a" style:font-size-asian="10.5pt" style:font-size-complex="12pt"/>
    </style:style>
    <style:style style:name="T72" style:family="text">
      <style:text-properties fo:color="#000000" loext:opacity="100%" style:font-name="Liberation Serif" fo:font-size="12pt" officeooo:rsid="007c50ad" style:font-size-asian="10.5pt" style:font-size-complex="12pt"/>
    </style:style>
    <style:style style:name="T73" style:family="text">
      <style:text-properties fo:color="#000000" loext:opacity="100%" style:font-name="Liberation Serif" fo:font-size="12pt" officeooo:rsid="007e2307" style:font-size-asian="10.5pt" style:font-size-complex="12pt"/>
    </style:style>
    <style:style style:name="T74" style:family="text">
      <style:text-properties fo:color="#000000" loext:opacity="100%" style:font-name="Liberation Serif" fo:font-size="12pt" officeooo:rsid="0081a598" style:font-size-asian="10.5pt" style:font-size-complex="12pt"/>
    </style:style>
    <style:style style:name="T75" style:family="text">
      <style:text-properties fo:color="#000000" loext:opacity="100%" style:font-name="Liberation Serif" fo:font-size="12pt" officeooo:rsid="00839ca0" style:font-size-asian="10.5pt" style:font-size-complex="12pt"/>
    </style:style>
    <style:style style:name="T76" style:family="text">
      <style:text-properties fo:color="#000000" loext:opacity="100%" style:font-name="Liberation Serif" fo:font-size="12pt" officeooo:rsid="00853347" style:font-size-asian="10.5pt" style:font-size-complex="12pt"/>
    </style:style>
    <style:style style:name="T77" style:family="text">
      <style:text-properties fo:color="#000000" loext:opacity="100%" style:font-name="Liberation Serif" fo:font-size="12pt" officeooo:rsid="0090a36a" style:font-size-asian="10.5pt" style:font-size-complex="12pt"/>
    </style:style>
    <style:style style:name="T78" style:family="text">
      <style:text-properties fo:color="#000000" loext:opacity="100%" style:font-name="Liberation Serif" fo:font-size="12pt" officeooo:rsid="009a7143" style:font-size-asian="10.5pt" style:font-size-complex="12pt"/>
    </style:style>
    <style:style style:name="T79" style:family="text">
      <style:text-properties fo:color="#000000" loext:opacity="100%" style:font-name="Liberation Serif" fo:font-size="12pt" officeooo:rsid="009b474f" style:font-size-asian="10.5pt" style:font-size-complex="12pt"/>
    </style:style>
    <style:style style:name="T80" style:family="text">
      <style:text-properties fo:color="#000000" loext:opacity="100%" style:font-name="Liberation Serif" fo:font-size="12pt" officeooo:rsid="009d4b86" style:font-size-asian="10.5pt" style:font-size-complex="12pt"/>
    </style:style>
    <style:style style:name="T81" style:family="text">
      <style:text-properties fo:color="#000000" loext:opacity="100%" style:font-name="Liberation Serif" fo:font-size="12pt" officeooo:rsid="009facf1" style:font-size-asian="10.5pt" style:font-size-complex="12pt"/>
    </style:style>
    <style:style style:name="T82" style:family="text">
      <style:text-properties fo:color="#000000" loext:opacity="100%" style:font-name="Liberation Serif" fo:font-size="12pt" style:text-underline-style="solid" style:text-underline-width="auto" style:text-underline-color="font-color" style:font-size-asian="10.5pt" style:font-size-complex="12pt"/>
    </style:style>
    <style:style style:name="T83" style:family="text">
      <style:text-properties fo:color="#000000" loext:opacity="100%" style:font-name="Liberation Serif" fo:font-size="12pt" style:text-underline-style="solid" style:text-underline-width="auto" style:text-underline-color="font-color" officeooo:rsid="00450af9" style:font-size-asian="10.5pt" style:font-size-complex="12pt"/>
    </style:style>
    <style:style style:name="T84" style:family="text">
      <style:text-properties fo:color="#000000" loext:opacity="100%" style:font-name="Liberation Serif" fo:font-size="12pt" style:text-underline-style="solid" style:text-underline-width="auto" style:text-underline-color="font-color" officeooo:rsid="0046c0bf" style:font-size-asian="10.5pt" style:font-size-complex="12pt"/>
    </style:style>
    <style:style style:name="T85" style:family="text">
      <style:text-properties fo:color="#000000" loext:opacity="100%" style:font-name="Liberation Serif" fo:font-size="12pt" style:text-underline-style="solid" style:text-underline-width="auto" style:text-underline-color="font-color" officeooo:rsid="004d5f95" style:font-size-asian="10.5pt" style:font-size-complex="12pt"/>
    </style:style>
    <style:style style:name="T86" style:family="text">
      <style:text-properties fo:color="#000000" loext:opacity="100%" style:font-name="Liberation Serif" fo:font-size="12pt" style:text-underline-style="solid" style:text-underline-width="auto" style:text-underline-color="font-color" officeooo:rsid="004f35d5" style:font-size-asian="10.5pt" style:font-size-complex="12pt"/>
    </style:style>
    <style:style style:name="T87" style:family="text">
      <style:text-properties fo:color="#000000" loext:opacity="100%" style:font-name="Liberation Serif" fo:font-size="12pt" style:font-size-asian="12pt" style:font-size-complex="12pt"/>
    </style:style>
    <style:style style:name="T88" style:family="text">
      <style:text-properties fo:color="#000000" loext:opacity="100%" style:font-name="Liberation Serif" fo:font-size="12pt" officeooo:rsid="004864d6" style:font-size-asian="12pt" style:font-size-complex="12pt"/>
    </style:style>
    <style:style style:name="T89" style:family="text">
      <style:text-properties fo:color="#000000" loext:opacity="100%" style:font-name="Liberation Serif" fo:font-size="12pt" officeooo:rsid="0057e1c6" style:font-size-asian="12pt" style:font-size-complex="12pt"/>
    </style:style>
    <style:style style:name="T90" style:family="text">
      <style:text-properties fo:color="#000000" loext:opacity="100%" style:font-name="Liberation Serif" fo:font-size="12pt" style:text-underline-style="none" officeooo:rsid="00450af9" style:font-size-asian="10.5pt" style:font-size-complex="12pt"/>
    </style:style>
    <style:style style:name="T91" style:family="text">
      <style:text-properties fo:color="#000000" loext:opacity="100%" style:font-name="Liberation Serif" fo:font-size="12pt" style:text-underline-style="none" officeooo:rsid="004864d6" style:font-size-asian="10.5pt" style:font-size-complex="12pt"/>
    </style:style>
    <style:style style:name="T92" style:family="text">
      <style:text-properties fo:color="#000000" loext:opacity="100%" style:font-name="Liberation Serif" fo:font-size="12pt" style:text-underline-style="none" officeooo:rsid="00495539" style:font-size-asian="10.5pt" style:font-size-complex="12pt"/>
    </style:style>
    <style:style style:name="T93" style:family="text">
      <style:text-properties fo:color="#000000" loext:opacity="100%" style:font-name="Liberation Serif" fo:font-size="12pt" style:text-underline-style="none" officeooo:rsid="004bca89" style:font-size-asian="10.5pt" style:font-size-complex="12pt"/>
    </style:style>
    <style:style style:name="T94" style:family="text">
      <style:text-properties fo:color="#000000" loext:opacity="100%" style:font-name="Liberation Serif" fo:font-size="12pt" style:text-underline-style="none" officeooo:rsid="004c49ce" style:font-size-asian="10.5pt" style:font-size-complex="12pt"/>
    </style:style>
    <style:style style:name="T95" style:family="text">
      <style:text-properties fo:color="#000000" loext:opacity="100%" style:font-name="Liberation Serif" fo:font-size="12pt" style:text-underline-style="none" officeooo:rsid="0056ecdf" style:font-size-asian="10.5pt" style:font-size-complex="12pt"/>
    </style:style>
    <style:style style:name="T96" style:family="text">
      <style:text-properties fo:color="#000000" loext:opacity="100%" style:font-name="Liberation Serif" fo:font-size="12pt" style:text-underline-style="none" officeooo:rsid="00704c65" style:font-size-asian="10.5pt" style:font-size-complex="12pt"/>
    </style:style>
    <style:style style:name="T97" style:family="text">
      <style:text-properties fo:color="#000000" loext:opacity="100%" style:font-name="Liberation Serif" fo:font-size="12pt" style:text-underline-style="none" fo:font-weight="normal" style:font-size-asian="10.5pt" style:font-weight-asian="normal" style:font-size-complex="12pt" style:font-weight-complex="normal"/>
    </style:style>
    <style:style style:name="T98" style:family="text">
      <style:text-properties fo:color="#000000" loext:opacity="100%" style:font-name="Liberation Serif" fo:font-size="12pt" style:text-underline-style="none" fo:font-weight="normal" officeooo:rsid="00881ab6" style:font-size-asian="10.5pt" style:font-weight-asian="normal" style:font-size-complex="12pt" style:font-weight-complex="normal"/>
    </style:style>
    <style:style style:name="T99" style:family="text">
      <style:text-properties fo:color="#2b91af" loext:opacity="100%" style:font-name="Cascadia Mono" fo:font-size="9.5pt" style:font-size-asian="9.5pt"/>
    </style:style>
    <style:style style:name="T100" style:family="text">
      <style:text-properties fo:color="#a31515" loext:opacity="100%" style:font-name="Cascadia Mono" fo:font-size="9.5pt" style:font-size-asian="9.5pt"/>
    </style:style>
    <style:style style:name="T101" style:family="text">
      <style:text-properties fo:color="#008080" loext:opacity="100%" style:font-name="Cascadia Mono" fo:font-size="9.5pt" style:font-size-asian="9.5pt"/>
    </style:style>
    <style:style style:name="T102" style:family="text">
      <style:text-properties officeooo:rsid="00403835"/>
    </style:style>
    <style:style style:name="T103" style:family="text">
      <style:text-properties officeooo:rsid="00413d7b"/>
    </style:style>
    <style:style style:name="T104" style:family="text">
      <style:text-properties officeooo:rsid="0042a59b"/>
    </style:style>
    <style:style style:name="T105" style:family="text">
      <style:text-properties officeooo:rsid="0043bcc3"/>
    </style:style>
    <style:style style:name="T106" style:family="text">
      <style:text-properties officeooo:rsid="00450af9"/>
    </style:style>
    <style:style style:name="T107" style:family="text">
      <style:text-properties style:text-underline-style="solid" style:text-underline-width="auto" style:text-underline-color="font-color"/>
    </style:style>
    <style:style style:name="T108" style:family="text">
      <style:text-properties style:text-underline-style="solid" style:text-underline-width="auto" style:text-underline-color="font-color" officeooo:rsid="00450af9"/>
    </style:style>
    <style:style style:name="T109" style:family="text">
      <style:text-properties style:text-underline-style="solid" style:text-underline-width="auto" style:text-underline-color="font-color" officeooo:rsid="004d5f95"/>
    </style:style>
    <style:style style:name="T110" style:family="text">
      <style:text-properties officeooo:rsid="00453aae"/>
    </style:style>
    <style:style style:name="T111" style:family="text">
      <style:text-properties style:font-name="Liberation Serif" fo:font-size="12pt" style:font-size-asian="10.5pt" style:font-size-complex="12pt"/>
    </style:style>
    <style:style style:name="T112" style:family="text">
      <style:text-properties style:font-name="Liberation Serif" fo:font-size="12pt" style:text-underline-style="none" style:font-size-asian="10.5pt" style:font-size-complex="12pt"/>
    </style:style>
    <style:style style:name="T113" style:family="text">
      <style:text-properties officeooo:rsid="004d5f95"/>
    </style:style>
    <style:style style:name="T114" style:family="text">
      <style:text-properties officeooo:rsid="004f35d5"/>
    </style:style>
    <style:style style:name="T115" style:family="text">
      <style:text-properties officeooo:rsid="005661cd"/>
    </style:style>
    <style:style style:name="T116" style:family="text">
      <style:text-properties officeooo:rsid="006a3b86"/>
    </style:style>
    <style:style style:name="T117" style:family="text">
      <style:text-properties fo:color="#00a933" loext:opacity="100%" style:font-name="Liberation Serif" fo:font-size="12pt" fo:font-weight="bold" fo:background-color="transparent" loext:char-shading-value="0" style:font-size-asian="10.5pt" style:font-weight-asian="bold" style:font-size-complex="12pt" style:font-weight-complex="bold"/>
    </style:style>
    <style:style style:name="T118" style:family="text">
      <style:text-properties officeooo:rsid="00a49a4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ry This</text:p>
      <text:p text:style-name="P2"/>
      <text:p text:style-name="P6">3)</text:p>
      <text:p text:style-name="P6"/>
      <text:p text:style-name="P1"><text:span text:style-name="T52">int</text:span><text:span text:style-name="T53"> main()</text:span></text:p>
      <text:p text:style-name="P82"><text:tab/>{</text:p>
      <text:p text:style-name="Standard"><text:span text:style-name="T53"><text:tab/><text:tab/></text:span><text:span text:style-name="T99">string</text:span><text:span text:style-name="T53"> previous = </text:span><text:span text:style-name="T100">" "</text:span><text:span text:style-name="T53">;<text:tab/></text:span><text:span text:style-name="T50">// previous word; initialized to “not a word”</text:span></text:p>
      <text:p text:style-name="Standard"><text:span text:style-name="T53"><text:tab/><text:tab/></text:span><text:span text:style-name="T99">string</text:span><text:span text:style-name="T53"> current;<text:tab/><text:tab/><text:tab/></text:span><text:span text:style-name="T50">// current word</text:span></text:p>
      <text:p text:style-name="Standard"><text:span text:style-name="T53"><text:tab/><text:tab/></text:span><text:span text:style-name="T52">while</text:span><text:span text:style-name="T53"> (cin </text:span><text:span text:style-name="T101">&gt;&gt;</text:span><text:span text:style-name="T53"> current) {<text:tab/><text:tab/></text:span><text:span text:style-name="T50">// read a stream of words</text:span></text:p>
      <text:p text:style-name="Standard"><text:span text:style-name="T53"><text:tab/><text:tab/><text:tab/></text:span><text:span text:style-name="T52">if</text:span><text:span text:style-name="T53"> (previous </text:span><text:span text:style-name="T101">==</text:span><text:span text:style-name="T53"> current)<text:tab/></text:span><text:span text:style-name="T50">// check if the word is the same as last</text:span></text:p>
      <text:p text:style-name="Standard"><text:span text:style-name="T53"><text:tab/><text:tab/><text:tab/><text:tab/>cout </text:span><text:span text:style-name="T101">&lt;&lt;</text:span><text:span text:style-name="T53"> </text:span><text:span text:style-name="T100">"repeated word: "</text:span><text:span text:style-name="T53"> </text:span><text:span text:style-name="T101">&lt;&lt;</text:span><text:span text:style-name="T53"> current </text:span><text:span text:style-name="T101">&lt;&lt;</text:span><text:span text:style-name="T53"> </text:span><text:span text:style-name="T100">'\n'</text:span><text:span text:style-name="T53">;</text:span></text:p>
      <text:p text:style-name="Standard"><text:span text:style-name="T53"><text:tab/><text:tab/>previous </text:span><text:span text:style-name="T101">=</text:span><text:span text:style-name="T53"> current;</text:span></text:p>
      <text:p text:style-name="P82"><text:tab/><text:tab/>}</text:p>
      <text:p text:style-name="P83"><text:tab/>}</text:p>
      <text:p text:style-name="P1"/>
      <text:p text:style-name="P19">Executing by hand:</text:p>
      <text:p text:style-name="P19"/>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81">Step</text:p>
            </table:table-cell>
            <table:table-cell table:style-name="Table1.A1" office:value-type="string">
              <text:p text:style-name="P81">Action</text:p>
            </table:table-cell>
            <table:table-cell table:style-name="Table1.C1" office:value-type="string">
              <text:p text:style-name="P81">Values</text:p>
            </table:table-cell>
          </table:table-row>
        </table:table-header-rows>
        <table:table-row table:style-name="Table1.1">
          <table:table-cell table:style-name="Table1.A2" office:value-type="string">
            <text:p text:style-name="P42">1</text:p>
          </table:table-cell>
          <table:table-cell table:style-name="Table1.B2" office:value-type="string">
            <text:p text:style-name="P41"><text:span text:style-name="T40">The</text:span> main() function <text:span text:style-name="T40">is run</text:span></text:p>
          </table:table-cell>
          <table:table-cell table:style-name="Table1.C2" office:value-type="string">
            <text:p text:style-name="P71"/>
            <text:p text:style-name="P71"/>
            <text:p text:style-name="P71">Input Buffer == </text:p>
          </table:table-cell>
        </table:table-row>
        <table:table-row table:style-name="Table1.1">
          <table:table-cell table:style-name="Table1.A2" office:value-type="string">
            <text:p text:style-name="P42">2</text:p>
          </table:table-cell>
          <table:table-cell table:style-name="Table1.B3" office:value-type="string">
            <text:p text:style-name="P41"><text:span text:style-name="T40">A</text:span> string <text:span text:style-name="T40">is created, </text:span>called <text:span text:style-name="T2">previous,</text:span> and initialise to “ “</text:p>
          </table:table-cell>
          <table:table-cell table:style-name="Table1.C3" office:value-type="string">
            <text:p text:style-name="P45"/>
            <text:p text:style-name="P45"><text:span text:style-name="T3">p</text:span><text:span text:style-name="T2">revious</text:span> == “ “</text:p>
            <text:p text:style-name="P71">Input Buffer == </text:p>
          </table:table-cell>
        </table:table-row>
        <table:table-row table:style-name="Table1.1">
          <table:table-cell table:style-name="Table1.A2" office:value-type="string">
            <text:p text:style-name="P42">3</text:p>
          </table:table-cell>
          <table:table-cell table:style-name="Table1.B4" office:value-type="string">
            <text:p text:style-name="P45"><text:span text:style-name="T41">A</text:span> string <text:span text:style-name="T41">is created</text:span> <text:span text:style-name="T41">and </text:span>called <text:span text:style-name="T2">current</text:span></text:p>
          </table:table-cell>
          <table:table-cell table:style-name="Table1.C4" office:value-type="string">
            <text:p text:style-name="P45"><text:span text:style-name="T2">previous</text:span> == “ “</text:p>
            <text:p text:style-name="P55">current</text:p>
            <text:p text:style-name="P72">Input Buffer == </text:p>
          </table:table-cell>
        </table:table-row>
        <table:table-row table:style-name="Table1.1">
          <table:table-cell table:style-name="Table1.A2" office:value-type="string">
            <text:p text:style-name="P43">4</text:p>
          </table:table-cell>
          <table:table-cell table:style-name="Table1.B7" office:value-type="string">
            <text:p text:style-name="P65"><text:span text:style-name="T32">c</text:span>in waits for the user to <text:span text:style-name="T32">hit the carriage return (In this case the user types “The cat cat jumped” before doing so)</text:span></text:p>
          </table:table-cell>
          <table:table-cell table:style-name="Table1.C7" office:value-type="string">
            <text:p text:style-name="P47"><text:span text:style-name="T2">previous</text:span> == “ “</text:p>
            <text:p text:style-name="P64">current</text:p>
            <text:p text:style-name="P72">Input Buffer == The cat cat jumped</text:p>
          </table:table-cell>
        </table:table-row>
        <table:table-row table:style-name="Table1.1">
          <table:table-cell table:style-name="Table1.A2" office:value-type="string">
            <text:p text:style-name="P43">5</text:p>
          </table:table-cell>
          <table:table-cell table:style-name="Table1.B7" office:value-type="string">
            <text:p text:style-name="P67"><text:span text:style-name="T33">T</text:span>he string of characters <text:span text:style-name="T36">from the input buffer </text:span>up to a whitespace, “<text:span text:style-name="T35">The”,</text:span> <text:span text:style-name="T34">is stored </text:span>in <text:span text:style-name="T2">current</text:span></text:p>
          </table:table-cell>
          <table:table-cell table:style-name="Table1.C7" office:value-type="string">
            <text:p text:style-name="P47"><text:span text:style-name="T2">previous</text:span> == “ “</text:p>
            <text:p text:style-name="P47"><text:span text:style-name="T2">current</text:span> == “The”</text:p>
            <text:p text:style-name="P72">Input Buffer == cat cat jumped</text:p>
          </table:table-cell>
        </table:table-row>
        <table:table-row table:style-name="Table1.1">
          <table:table-cell table:style-name="Table1.A2" office:value-type="string">
            <text:p text:style-name="P44">6</text:p>
          </table:table-cell>
          <table:table-cell table:style-name="Table1.B7" office:value-type="string">
            <text:p text:style-name="P45">cin&gt;&gt;<text:span text:style-name="T2">current</text:span> evaluates as true since input was successfully read into the variable and so the while loop is entered</text:p>
          </table:table-cell>
          <table:table-cell table:style-name="Table1.C7" office:value-type="string">
            <text:p text:style-name="P45"><text:span text:style-name="T2">previous</text:span> == “ “</text:p>
            <text:p text:style-name="P45"><text:span text:style-name="T2">current</text:span> == “The”</text:p>
            <text:p text:style-name="P72">Input Buffer == cat cat jumped</text:p>
          </table:table-cell>
        </table:table-row>
        <table:table-row table:style-name="Table1.1">
          <table:table-cell table:style-name="Table1.A2" office:value-type="string">
            <text:p text:style-name="P44">7</text:p>
          </table:table-cell>
          <table:table-cell table:style-name="Table1.B8" office:value-type="string">
            <text:p text:style-name="P45"><text:span text:style-name="T1">previous</text:span> == <text:span text:style-name="T2">current</text:span> evaluates as false since “ “ and “The” are not the same and so the if statement is not entered</text:p>
          </table:table-cell>
          <table:table-cell table:style-name="Table1.C8" office:value-type="string">
            <text:p text:style-name="P45"><text:span text:style-name="T2">previous</text:span> == “ “</text:p>
            <text:p text:style-name="P57">current<text:span text:style-name="T5"> == “The”</text:span></text:p>
            <text:p text:style-name="P72">Input Buffer == cat cat jumped</text:p>
          </table:table-cell>
        </table:table-row>
        <table:table-row table:style-name="Table1.1">
          <table:table-cell table:style-name="Table1.A2" office:value-type="string">
            <text:p text:style-name="P44">8</text:p>
          </table:table-cell>
          <table:table-cell table:style-name="Table1.B9" office:value-type="string">
            <text:p text:style-name="P45"><text:span text:style-name="T2">previous</text:span> is set to the value of <text:span text:style-name="T2">current</text:span></text:p>
          </table:table-cell>
          <table:table-cell table:style-name="Table1.C9" office:value-type="string">
            <text:p text:style-name="P45"><text:span text:style-name="T2">previous</text:span> == “The”</text:p>
            <text:p text:style-name="P55">current<text:span text:style-name="T4"> </text:span><text:span text:style-name="T5"><text:s/>== “The”</text:span></text:p>
            <text:p text:style-name="P72">Input Buffer == cat cat jumped</text:p>
          </table:table-cell>
        </table:table-row>
        <table:table-row table:style-name="Table1.1">
          <table:table-cell table:style-name="Table1.A2" office:value-type="string">
            <text:p text:style-name="P44">9</text:p>
          </table:table-cell>
          <table:table-cell table:style-name="Table1.B10" office:value-type="string">
            <text:p text:style-name="P68"><text:span text:style-name="T6">T</text:span><text:span text:style-name="T5">he string of characters </text:span><text:span text:style-name="T7">from the input buffer </text:span><text:span text:style-name="T5">up to a whitespace, “</text:span><text:span text:style-name="T10">cat</text:span><text:span text:style-name="T8">”,</text:span><text:span text:style-name="T5"> </text:span><text:span text:style-name="T9">is stored </text:span><text:span text:style-name="T5">in </text:span><text:span text:style-name="T2">current</text:span></text:p>
          </table:table-cell>
          <table:table-cell table:style-name="Table1.C10" office:value-type="string">
            <text:p text:style-name="P45"><text:span text:style-name="T2">previous</text:span> == “The”</text:p>
            <text:p text:style-name="P55">current<text:span text:style-name="T4"> </text:span><text:span text:style-name="T5"><text:s/>== “</text:span><text:span text:style-name="T10">cat</text:span><text:span text:style-name="T5">”</text:span></text:p>
            <text:p text:style-name="P72">Input Buffer == cat jumped</text:p>
          </table:table-cell>
        </table:table-row>
        <table:table-row table:style-name="Table1.1">
          <table:table-cell table:style-name="Table1.A2" office:value-type="string">
            <text:p text:style-name="P44">10</text:p>
          </table:table-cell>
          <table:table-cell table:style-name="Table1.B11" office:value-type="string">
            <text:p text:style-name="P48">cin&gt;&gt;<text:span text:style-name="T2">current</text:span> evaluates as true since input was successfully read into the variable and so the while loop is entered</text:p>
          </table:table-cell>
          <table:table-cell table:style-name="Table1.C11" office:value-type="string">
            <text:p text:style-name="P48"><text:span text:style-name="T2">previous</text:span> == “The”</text:p>
            <text:p text:style-name="P58">current<text:span text:style-name="T4"> </text:span><text:span text:style-name="T5"><text:s/>== “</text:span><text:span text:style-name="T10">cat</text:span><text:span text:style-name="T5">”</text:span></text:p>
            <text:p text:style-name="P73">Input Buffer == cat jumped</text:p>
          </table:table-cell>
        </table:table-row>
        <table:table-row table:style-name="Table1.1">
          <table:table-cell table:style-name="Table1.A2" office:value-type="string">
            <text:p text:style-name="P44">11</text:p>
          </table:table-cell>
          <table:table-cell table:style-name="Table1.B12" office:value-type="string">
            <text:p text:style-name="P49"><text:span text:style-name="T1">previous</text:span> == <text:span text:style-name="T2">current</text:span> evaluates as false since “<text:span text:style-name="T37">The”</text:span> and “<text:span text:style-name="T37">cat</text:span>” are not the same and so the if statement is not entered</text:p>
          </table:table-cell>
          <table:table-cell table:style-name="Table1.C12" office:value-type="string">
            <text:p text:style-name="P46"><text:span text:style-name="T2">previous</text:span> == “The”</text:p>
            <text:p text:style-name="P56">current<text:span text:style-name="T4"> </text:span><text:span text:style-name="T5"><text:s/>== “</text:span><text:span text:style-name="T11">cat</text:span><text:span text:style-name="T5">”</text:span></text:p>
            <text:p text:style-name="P72">Input Buffer == cat jumped</text:p>
          </table:table-cell>
        </table:table-row>
        <text:soft-page-break/>
        <table:table-row table:style-name="Table1.1">
          <table:table-cell table:style-name="Table1.A2" office:value-type="string">
            <text:p text:style-name="P44">12</text:p>
          </table:table-cell>
          <table:table-cell table:style-name="Table1.B13" office:value-type="string">
            <text:p text:style-name="P50"><text:span text:style-name="T2">previous</text:span> is set to the value of <text:span text:style-name="T2">current</text:span></text:p>
          </table:table-cell>
          <table:table-cell table:style-name="Table1.C13" office:value-type="string">
            <text:p text:style-name="P50"><text:span text:style-name="T2">previous</text:span> == “<text:span text:style-name="T38">cat</text:span>”</text:p>
            <text:p text:style-name="P59">current<text:span text:style-name="T4"> </text:span><text:span text:style-name="T5"><text:s/>== “</text:span><text:span text:style-name="T11">cat</text:span><text:span text:style-name="T5">”</text:span></text:p>
            <text:p text:style-name="P74">Input Buffer == cat jumped</text:p>
          </table:table-cell>
        </table:table-row>
        <table:table-row table:style-name="Table1.1">
          <table:table-cell table:style-name="Table1.A2" office:value-type="string">
            <text:p text:style-name="P44">13</text:p>
          </table:table-cell>
          <table:table-cell table:style-name="Table1.B14" office:value-type="string">
            <text:p text:style-name="P69"><text:span text:style-name="T6">T</text:span><text:span text:style-name="T5">he string of characters </text:span><text:span text:style-name="T7">from the input buffer </text:span><text:span text:style-name="T5">up to a whitespace, “</text:span><text:span text:style-name="T10">cat</text:span><text:span text:style-name="T8">”,</text:span><text:span text:style-name="T5"> </text:span><text:span text:style-name="T9">is stored </text:span><text:span text:style-name="T5">in </text:span><text:span text:style-name="T2">current</text:span></text:p>
          </table:table-cell>
          <table:table-cell table:style-name="Table1.C14" office:value-type="string">
            <text:p text:style-name="P50"><text:span text:style-name="T2">previous</text:span> == “<text:span text:style-name="T38">cat</text:span>”</text:p>
            <text:p text:style-name="P59">current<text:span text:style-name="T4"> </text:span><text:span text:style-name="T5"><text:s/>== “</text:span><text:span text:style-name="T11">cat</text:span><text:span text:style-name="T5">”</text:span></text:p>
            <text:p text:style-name="P74">Input Buffer == jumped</text:p>
          </table:table-cell>
        </table:table-row>
        <table:table-row table:style-name="Table1.1">
          <table:table-cell table:style-name="Table1.A2" office:value-type="string">
            <text:p text:style-name="P44">14</text:p>
          </table:table-cell>
          <table:table-cell table:style-name="Table1.B15" office:value-type="string">
            <text:p text:style-name="P51">cin&gt;&gt;<text:span text:style-name="T2">current</text:span> evaluates as true since input was successfully read into the variable and so the while loop is entered</text:p>
          </table:table-cell>
          <table:table-cell table:style-name="Table1.C15" office:value-type="string">
            <text:p text:style-name="P51"><text:span text:style-name="T2">previous</text:span> == “<text:span text:style-name="T38">cat</text:span>”</text:p>
            <text:p text:style-name="P60">current<text:span text:style-name="T4"> </text:span><text:span text:style-name="T5"><text:s/>== “</text:span><text:span text:style-name="T11">cat</text:span><text:span text:style-name="T5">”</text:span></text:p>
            <text:p text:style-name="P75">Input Buffer == jumped</text:p>
          </table:table-cell>
        </table:table-row>
        <table:table-row table:style-name="Table1.1">
          <table:table-cell table:style-name="Table1.A2" office:value-type="string">
            <text:p text:style-name="P44">15</text:p>
          </table:table-cell>
          <table:table-cell table:style-name="Table1.B16" office:value-type="string">
            <text:p text:style-name="P51"><text:span text:style-name="T1">previous</text:span> == <text:span text:style-name="T2">current</text:span> evaluates as <text:span text:style-name="T39">true</text:span> since “<text:span text:style-name="T39">cat</text:span><text:span text:style-name="T37">”</text:span> and “<text:span text:style-name="T37">cat</text:span>” are the same and so the if statement is entered</text:p>
          </table:table-cell>
          <table:table-cell table:style-name="Table1.C16" office:value-type="string">
            <text:p text:style-name="P51"><text:span text:style-name="T2">previous</text:span> == “<text:span text:style-name="T38">cat</text:span>”</text:p>
            <text:p text:style-name="P60">current<text:span text:style-name="T4"> </text:span><text:span text:style-name="T5"><text:s/>== “</text:span><text:span text:style-name="T11">cat</text:span><text:span text:style-name="T5">”</text:span></text:p>
            <text:p text:style-name="P75">Input Buffer == jumped</text:p>
          </table:table-cell>
        </table:table-row>
        <table:table-row table:style-name="Table1.1">
          <table:table-cell table:style-name="Table1.A2" office:value-type="string">
            <text:p text:style-name="P44">16</text:p>
          </table:table-cell>
          <table:table-cell table:style-name="Table1.B17" office:value-type="string">
            <text:p text:style-name="Table_20_Contents">“<text:span text:style-name="T39">repeated word: cat” is output to the console</text:span></text:p>
          </table:table-cell>
          <table:table-cell table:style-name="Table1.C17" office:value-type="string">
            <text:p text:style-name="P51"><text:span text:style-name="T2">previous</text:span> == “<text:span text:style-name="T38">cat</text:span>”</text:p>
            <text:p text:style-name="P60">current<text:span text:style-name="T4"> </text:span><text:span text:style-name="T5"><text:s/>== “</text:span><text:span text:style-name="T11">cat</text:span><text:span text:style-name="T5">”</text:span></text:p>
            <text:p text:style-name="P75">Input Buffer == jumped</text:p>
          </table:table-cell>
        </table:table-row>
        <table:table-row table:style-name="Table1.1">
          <table:table-cell table:style-name="Table1.A2" office:value-type="string">
            <text:p text:style-name="P44">17</text:p>
          </table:table-cell>
          <table:table-cell table:style-name="Table1.B22" office:value-type="string">
            <text:p text:style-name="P51"><text:span text:style-name="T2">previous</text:span> is set to the value of <text:span text:style-name="T2">current</text:span></text:p>
          </table:table-cell>
          <table:table-cell table:style-name="Table1.C22" office:value-type="string">
            <text:p text:style-name="P51"><text:span text:style-name="T2">previous</text:span> == “<text:span text:style-name="T38">cat</text:span>”</text:p>
            <text:p text:style-name="P60">current<text:span text:style-name="T4"> </text:span><text:span text:style-name="T5"><text:s/>== “</text:span><text:span text:style-name="T11">cat</text:span><text:span text:style-name="T5">”</text:span></text:p>
            <text:p text:style-name="P75">Input Buffer == jumped</text:p>
          </table:table-cell>
        </table:table-row>
        <table:table-row table:style-name="Table1.1">
          <table:table-cell table:style-name="Table1.A2" office:value-type="string">
            <text:p text:style-name="P44">18</text:p>
          </table:table-cell>
          <table:table-cell table:style-name="Table1.B22" office:value-type="string">
            <text:p text:style-name="P70"><text:span text:style-name="T6">T</text:span><text:span text:style-name="T5">he string of characters </text:span><text:span text:style-name="T7">from the input buffer </text:span><text:span text:style-name="T5">up to a white-space, “</text:span><text:span text:style-name="T12">jumped</text:span><text:span text:style-name="T8">”,</text:span><text:span text:style-name="T5"> </text:span><text:span text:style-name="T9">is stored </text:span><text:span text:style-name="T5">in </text:span><text:span text:style-name="T2">current</text:span></text:p>
          </table:table-cell>
          <table:table-cell table:style-name="Table1.C22" office:value-type="string">
            <text:p text:style-name="P51"><text:span text:style-name="T2">previous</text:span> == “<text:span text:style-name="T38">cat</text:span>”</text:p>
            <text:p text:style-name="P60">current<text:span text:style-name="T4"> </text:span><text:span text:style-name="T5"><text:s/>== “</text:span><text:span text:style-name="T12">jumped</text:span><text:span text:style-name="T5">”</text:span></text:p>
            <text:p text:style-name="P75">Input Buffer ==</text:p>
          </table:table-cell>
        </table:table-row>
        <table:table-row table:style-name="Table1.1">
          <table:table-cell table:style-name="Table1.A2" office:value-type="string">
            <text:p text:style-name="P44">19</text:p>
          </table:table-cell>
          <table:table-cell table:style-name="Table1.B22" office:value-type="string">
            <text:p text:style-name="P52">cin&gt;&gt;<text:span text:style-name="T2">current</text:span> evaluates as true since input was successfully read into the variable and so the while loop is entered</text:p>
          </table:table-cell>
          <table:table-cell table:style-name="Table1.C22" office:value-type="string">
            <text:p text:style-name="P52"><text:span text:style-name="T2">previous</text:span> == “<text:span text:style-name="T38">cat</text:span>”</text:p>
            <text:p text:style-name="P61">current<text:span text:style-name="T4"> </text:span><text:span text:style-name="T5"><text:s/>== “</text:span><text:span text:style-name="T12">jumped</text:span><text:span text:style-name="T5">”</text:span></text:p>
            <text:p text:style-name="P76">Input Buffer ==</text:p>
          </table:table-cell>
        </table:table-row>
        <table:table-row table:style-name="Table1.1">
          <table:table-cell table:style-name="Table1.A2" office:value-type="string">
            <text:p text:style-name="P44">20</text:p>
          </table:table-cell>
          <table:table-cell table:style-name="Table1.B22" office:value-type="string">
            <text:p text:style-name="P52"><text:span text:style-name="T1">previous</text:span> == <text:span text:style-name="T2">current</text:span> evaluates as false since “<text:span text:style-name="T40">cat</text:span><text:span text:style-name="T37">”</text:span> and “<text:span text:style-name="T40">jumped</text:span>” are not the same and so the if statement is not entered</text:p>
          </table:table-cell>
          <table:table-cell table:style-name="Table1.C22" office:value-type="string">
            <text:p text:style-name="P52"><text:span text:style-name="T2">previous</text:span> == “<text:span text:style-name="T38">cat</text:span>”</text:p>
            <text:p text:style-name="P61">current<text:span text:style-name="T4"> </text:span><text:span text:style-name="T5"><text:s/>== “</text:span><text:span text:style-name="T12">jumped</text:span><text:span text:style-name="T5">”</text:span></text:p>
            <text:p text:style-name="P76">Input Buffer ==</text:p>
          </table:table-cell>
        </table:table-row>
        <table:table-row table:style-name="Table1.1">
          <table:table-cell table:style-name="Table1.A2" office:value-type="string">
            <text:p text:style-name="P44">21</text:p>
          </table:table-cell>
          <table:table-cell table:style-name="Table1.B22" office:value-type="string">
            <text:p text:style-name="P52"><text:span text:style-name="T2">previous</text:span> is set to the value of <text:span text:style-name="T2">current</text:span></text:p>
          </table:table-cell>
          <table:table-cell table:style-name="Table1.C22" office:value-type="string">
            <text:p text:style-name="P52"><text:span text:style-name="T2">previous</text:span> == “<text:span text:style-name="T40">jumped</text:span>”</text:p>
            <text:p text:style-name="P61">current<text:span text:style-name="T4"> </text:span><text:span text:style-name="T5"><text:s/>== “</text:span><text:span text:style-name="T12">jumped</text:span><text:span text:style-name="T5">”</text:span></text:p>
            <text:p text:style-name="P76">Input Buffer ==</text:p>
          </table:table-cell>
        </table:table-row>
        <table:table-row table:style-name="Table1.1">
          <table:table-cell table:style-name="Table1.A2" office:value-type="string">
            <text:p text:style-name="P44">22</text:p>
          </table:table-cell>
          <table:table-cell table:style-name="Table1.B24" office:value-type="string">
            <text:p text:style-name="P66"><text:span text:style-name="T32">c</text:span>in waits for the user to <text:span text:style-name="T32">hit the carriage return (In this case the user types “</text:span><text:span text:style-name="T42">Ctrl+Z</text:span><text:span text:style-name="T32">” before doing so)</text:span></text:p>
          </table:table-cell>
          <table:table-cell table:style-name="Table1.C24" office:value-type="string">
            <text:p text:style-name="P53"><text:span text:style-name="T2">previous</text:span> == “<text:span text:style-name="T40">jumped</text:span>”</text:p>
            <text:p text:style-name="P62">current<text:span text:style-name="T4"> </text:span><text:span text:style-name="T5"><text:s/>== “</text:span><text:span text:style-name="T12">jumped</text:span><text:span text:style-name="T5">”</text:span></text:p>
            <text:p text:style-name="P77">Input Buffer ==</text:p>
          </table:table-cell>
        </table:table-row>
        <table:table-row table:style-name="Table1.1">
          <table:table-cell table:style-name="Table1.A2" office:value-type="string">
            <text:p text:style-name="P44">23</text:p>
          </table:table-cell>
          <table:table-cell table:style-name="Table1.B24" office:value-type="string">
            <text:p text:style-name="P79">The value of <text:span text:style-name="T2">current</text:span> is unchanged since the input buffer is empty</text:p>
          </table:table-cell>
          <table:table-cell table:style-name="Table1.C24" office:value-type="string">
            <text:p text:style-name="P53"><text:span text:style-name="T2">previous</text:span> == “<text:span text:style-name="T40">jumped</text:span>”</text:p>
            <text:p text:style-name="P62">current<text:span text:style-name="T4"> </text:span><text:span text:style-name="T5"><text:s/>== “</text:span><text:span text:style-name="T12">jumped</text:span><text:span text:style-name="T5">”</text:span></text:p>
            <text:p text:style-name="P77">Input Buffer ==</text:p>
          </table:table-cell>
        </table:table-row>
        <table:table-row table:style-name="Table1.1">
          <table:table-cell table:style-name="Table1.A2" office:value-type="string">
            <text:p text:style-name="P44">24</text:p>
          </table:table-cell>
          <table:table-cell table:style-name="Table1.B25" office:value-type="string">
            <text:p text:style-name="P54">cin&gt;&gt;<text:span text:style-name="T2">current</text:span> evaluates as <text:span text:style-name="T43">false</text:span> since <text:span text:style-name="T43">no </text:span>input was read into the variable and so the while loop is <text:span text:style-name="T43">not</text:span> entered</text:p>
          </table:table-cell>
          <table:table-cell table:style-name="Table1.C25" office:value-type="string">
            <text:p text:style-name="P54"><text:span text:style-name="T2">previous</text:span> == “<text:span text:style-name="T40">jumped</text:span>”</text:p>
            <text:p text:style-name="P63">current<text:span text:style-name="T4"> </text:span><text:span text:style-name="T5"><text:s/>== “</text:span><text:span text:style-name="T12">jumped</text:span><text:span text:style-name="T5">”</text:span></text:p>
            <text:p text:style-name="P78">Input Buffer ==</text:p>
          </table:table-cell>
        </table:table-row>
        <table:table-row table:style-name="Table1.1">
          <table:table-cell table:style-name="Table1.A2" office:value-type="string">
            <text:p text:style-name="P44">25</text:p>
          </table:table-cell>
          <table:table-cell table:style-name="Table1.B26" office:value-type="string">
            <text:p text:style-name="P80">The main() function terminates</text:p>
          </table:table-cell>
          <table:table-cell table:style-name="Table1.C26" office:value-type="string">
            <text:p text:style-name="P71"/>
            <text:p text:style-name="P71"/>
            <text:p text:style-name="P71">Input Buffer == </text:p>
          </table:table-cell>
        </table:table-row>
      </table:table>
      <text:p text:style-name="P19"/>
      <text:p text:style-name="P20"/>
      <text:p text:style-name="P20"/>
      <text:p text:style-name="P20"/>
      <text:p text:style-name="P20"/>
      <text:p text:style-name="P20"><text:soft-page-break/>4) There were 5 repeated words (He, He, did, very and good).</text:p>
      <text:p text:style-name="P20"/>
      <text:p text:style-name="P20">There were only 5 because to count as a repeated word, a word has to follow another word directly (so the same word repeated but with other words in between will not count) and has to be exactly the same (so She she is not a repetition since the first letter is a capital in one and not the other).</text:p>
      <text:p text:style-name="P20"/>
      <text:p text:style-name="P21">A word in this case is defined as a string of characters separated from other words by a white-space (such as a tab, newline, space, …).</text:p>
      <text:p text:style-name="P21"/>
      <text:p text:style-name="P23">5)</text:p>
      <text:p text:style-name="P27"><text:span text:style-name="T52">int</text:span><text:span text:style-name="T51"> Main()</text:span></text:p>
      <text:p text:style-name="P82">{</text:p>
      <text:p text:style-name="Standard"><text:span text:style-name="T53"><text:tab/>STRING s = </text:span><text:span text:style-name="T100">"Goodbye, cruel world! "</text:span><text:span text:style-name="T53">;</text:span></text:p>
      <text:p text:style-name="Standard"><text:span text:style-name="T53"><text:tab/>cOut &lt;&lt; S &lt;&lt; </text:span><text:span text:style-name="T100">'\n'</text:span><text:span text:style-name="T53">;</text:span></text:p>
      <text:p text:style-name="P84">}</text:p>
      <text:p text:style-name="P23"/>
      <text:p text:style-name="P101">There are 5 total errors in this code: </text:p>
      <text:list xml:id="list726862312" text:style-name="L1">
        <text:list-item>
          <text:p text:style-name="P102">“Main()” should not have a capital “M” since this is intended to be the “main()” function</text:p>
        </text:list-item>
      </text:list>
      <text:list xml:id="list4030729883" text:style-name="L2">
        <text:list-item>
          <text:p text:style-name="P104">“<text:span text:style-name="T102">STRING” should not be in caps since it refers to the “string” object type</text:span></text:p>
        </text:list-item>
        <text:list-item>
          <text:p text:style-name="P104">“<text:span text:style-name="T102">cOut</text:span>” <text:span text:style-name="T102">should not have a capital “O”</text:span></text:p>
        </text:list-item>
        <text:list-item>
          <text:p text:style-name="P104">“<text:span text:style-name="T102">S” should not be a capital since it refers to the “s” variable</text:span></text:p>
        </text:list-item>
        <text:list-item>
          <text:p text:style-name="P103">The “Main()” function is missing a return statement since it has been declared as having an integer return type <text:span text:style-name="T116">(I’ve since discovered that this is only a semi-error as C++ specifies in its standard that “main()” and only “main()”, when spelled correctly, returns “0” when no other return value is specified)</text:span></text:p>
        </text:list-item>
      </text:list>
      <text:p text:style-name="P23"/>
      <text:p text:style-name="P3">First Attempt at <text:span text:style-name="T113">Building</text:span> – No Errors Fixed</text:p>
      <text:p text:style-name="P23">The compiler finds 3 of the <text:span text:style-name="T102">5</text:span> errors when using its <text:span text:style-name="T47">I</text:span>ntellisense error detection to analyse to the code. The 3 it found were all caps “STRING”, capital in “cOut” and the capital “S” when referring to the “<text:span text:style-name="T48">s</text:span>” variable. <text:span text:style-name="T44">It </text:span><text:span text:style-name="T102">doesn’t catch</text:span><text:span text:style-name="T44"> the capital on “Main()” </text:span><text:span text:style-name="T102">and the missing return value</text:span><text:span text:style-name="T44">. My theory for this is because </text:span><text:span text:style-name="T48">I</text:span><text:span text:style-name="T44">ntellisense is looking for syntax errors, and so although every C++ program requires </text:span><text:span text:style-name="T102">a </text:span><text:span text:style-name="T44">“main()” function, there’s nothing prohibiting also having a “Main()” function. </text:span><text:span text:style-name="T103">It is also not a syntax error to not have a return value. </text:span><text:span text:style-name="T44">Therefore </text:span><text:span text:style-name="T103">they don’t </text:span><text:span text:style-name="T44">get flagged up as error</text:span><text:span text:style-name="T103">s</text:span><text:span text:style-name="T44">, </text:span><text:span text:style-name="T45">at least as far as syntax is concerned.</text:span></text:p>
      <text:p text:style-name="P22"/>
      <text:p text:style-name="P22"/>
      <text:p text:style-name="P22"><text:span text:style-name="T46">When</text:span> it <text:span text:style-name="T46">came to build errors,</text:span> <text:span text:style-name="T46">5</text:span> <text:span text:style-name="T46">were found </text:span>when trying to <text:span text:style-name="T114">compile</text:span> the program. <text:span text:style-name="T104">They were not however the “correct” 5 errors. </text:span><text:span text:style-name="T47">The first was similar to the Intellisense, the undeclared identifier “STRING”. </text:span><text:span text:style-name="T48">The second and third errors were symptom of the first, without “</text:span><text:span text:style-name="T104">STRING</text:span><text:span text:style-name="T48">” being spelled correctly, the compiler doesn’t understand that the “s” is meant to be a variable name. It therefore labels it too as an undeclared identifier error. Since as far as the compiler is concerned, it now has two identifiers (albeit undeclared ones), it also believes there ought to be a semi-colon before the “s” to separate the statement from the previous one, and so flags that as an error too. The fourth and fifth errors are the same as the Intellisense ones above simply saying that the misspelled “cOut” and “S” are undeclared identifiers. </text:span><text:span text:style-name="T105">It also misses the same two errors as the Intellisense system, although here I am less confident as to why. Perhaps it stops attempting to build the program after finding the other errors and so never reaches the point of finding the logical errors.</text:span></text:p>
      <text:p text:style-name="P22"/>
      <text:p text:style-name="P4"><text:span text:style-name="T106">Second</text:span> Attempt at <text:span text:style-name="T113">Building</text:span> – “<text:span text:style-name="T106">STRING” Fixed</text:span></text:p>
      <text:p text:style-name="P24">Fixing the first misspelled “STRING” removes all the errors you would expect and so leaves two remaining errors in both detection systems. <text:span text:style-name="T115">It’s of note here that fixing the errors in order was important since the first error had caused two more erroneous errors to be reported.</text:span></text:p>
      <text:p text:style-name="P105"/>
      <text:p text:style-name="P28"><text:soft-page-break/><text:span text:style-name="T108">Third</text:span><text:span text:style-name="T107"> Attempt at </text:span><text:span text:style-name="T109">Building</text:span><text:span text:style-name="T107"> – “</text:span><text:span text:style-name="T108">cOut” Fixed</text:span></text:p>
      <text:p text:style-name="P25">Fixing the misspelled “<text:span text:style-name="T49">cOut</text:span>” removes the error you would expect and so leaves <text:span text:style-name="T49">one</text:span> remaining error in both detection systems.</text:p>
      <text:p text:style-name="P25"/>
      <text:p text:style-name="P106"/>
      <text:p text:style-name="P28"><text:span text:style-name="T108">Fourth</text:span><text:span text:style-name="T107"> Attempt at </text:span><text:span text:style-name="T109">Building</text:span><text:span text:style-name="T107"> – “</text:span><text:span text:style-name="T108">S” Fixed</text:span></text:p>
      <text:p text:style-name="P26">Fixing the final syntax error “S”, has an interesting effect. With all the syntax errors now gone, the compiler now no longer complains of any Intellisense or build errors. Yet, it still fails to build the program but simply posts the error to the build log without listing it under <text:span text:style-name="T110">the</text:span> errors <text:span text:style-name="T110">tab</text:span>. It complains that <text:span text:style-name="T53">'Main': must return a value.</text:span><text:span text:style-name="T87"> </text:span><text:span text:style-name="T89">I</text:span><text:span text:style-name="T88">t still doesn’t catch the final error of the capital “M” in “Main()”. </text:span></text:p>
      <text:p text:style-name="P85"/>
      <text:p text:style-name="P31"><text:span text:style-name="T88">I’</text:span><text:span text:style-name="T87">ve also noticed that the lack of a return value doesn’t seem to get flagged up when “main()” is spelled correctly. The program builds correctly and everything runs just fine. I assume that for “main()” only, the system assumes that the program executed successfully if it doesn’t get told otherwise.</text:span></text:p>
      <text:p text:style-name="P86"/>
      <text:p text:style-name="P28"><text:span text:style-name="T84">Fifth</text:span><text:span text:style-name="T82"> Attempt at </text:span><text:span text:style-name="T85">Building</text:span><text:span text:style-name="T82"> – </text:span><text:span text:style-name="T84">Missing Return Statement</text:span><text:span text:style-name="T83"> Fixed</text:span></text:p>
      <text:p text:style-name="P30"><text:span text:style-name="T90">A</text:span><text:span text:style-name="T91">dding a “return 0;” at the end of the function </text:span><text:span text:style-name="T92">finally causes it to notice the final error and it does so in the same fashion as the previous one, with a message in the build log but no entry in the error tab. </text:span><text:span text:style-name="T55">fatal error LNK1120: 1 unresolved externals</text:span><text:span text:style-name="T92">.</text:span><text:span text:style-name="T91"> </text:span><text:span text:style-name="T92">After looking this error message, I believe it to be a </text:span><text:span text:style-name="T93">l</text:span><text:span text:style-name="T92">ink-</text:span><text:span text:style-name="T93">t</text:span><text:span text:style-name="T92">ime error (hence the LNK designation) which of course comes from the fact that the system is looking for a main() function that doesn’t exist. </text:span><text:span text:style-name="T93">The fact that this is </text:span><text:span text:style-name="T95">a</text:span><text:span text:style-name="T93"> link-time err</text:span><text:span text:style-name="T94">or is probably why it hadn’t been found before, since having previously failed to compile, it probably did not even attempt to link.</text:span></text:p>
      <text:p text:style-name="P87"/>
      <text:p text:style-name="P29"><text:span text:style-name="T86">Sixth Attempt at </text:span><text:span text:style-name="T85">Building</text:span><text:span text:style-name="T86"> – </text:span><text:span text:style-name="T84">“</text:span><text:span text:style-name="T86">Main()”</text:span><text:span text:style-name="T83"> Fixed</text:span></text:p>
      <text:p text:style-name="P7"><text:span text:style-name="T58">S</text:span><text:span text:style-name="T57">uccess! No errors, build log or otherwise, and the program compiles, links and </text:span><text:span text:style-name="T59">runs</text:span><text:span text:style-name="T57">.</text:span></text:p>
      <text:p text:style-name="P88"/>
      <text:p text:style-name="P89">6)</text:p>
      <text:p text:style-name="P89"/>
      <text:p text:style-name="P99">The Output of the Program for the Values Entered, Listed at the Top:</text:p>
      <text:p text:style-name="P99"/>
      <text:p text:style-name="P89">2 3 127 150 1000 1500 -42 56 89 128 56.9 56.2</text:p>
      <text:p text:style-name="P89">d==2 i==2 i2==2 char(☻)</text:p>
      <text:p text:style-name="P89">d==3 i==3 i2==3 char(♥)</text:p>
      <text:p text:style-name="P89">d==127 i==127 i2==127 char(⌂)</text:p>
      <text:p text:style-name="P89">d==150 i==150 i2==-106 char(û)</text:p>
      <text:p text:style-name="P89">d==1000 i==1000 i2==-24 char(Þ)</text:p>
      <text:p text:style-name="P89">d==1500 i==1500 i2==-36 char(▄)</text:p>
      <text:p text:style-name="P89">d==-42 i==-42 i2==-42 char(Í)</text:p>
      <text:p text:style-name="P89">d==56 i==56 i2==56 char(8)</text:p>
      <text:p text:style-name="P89">d==89 i==89 i2==89 char(Y)</text:p>
      <text:p text:style-name="P89">d==128 i==128 i2==-128 char(Ç)</text:p>
      <text:p text:style-name="P89">d==56.9 i==56 i2==56 char(8)</text:p>
      <text:p text:style-name="P89">d==56.2 i==56 i2==56 char(8)</text:p>
      <text:p text:style-name="P89"/>
      <text:p text:style-name="P90">The doubles are fairly boring since they print everything as it was entered.</text:p>
      <text:p text:style-name="P90"/>
      <text:p text:style-name="P90">The first integers which are implicit conversions from doubles to integers are all the same for the integer values but truncate the non-integer values. (e.g. 56.9 becomes 56).</text:p>
      <text:p text:style-name="P90"/>
      <text:p text:style-name="P90"><text:soft-page-break/>The second integers which are implicit conversions from doubles to integers to chars and back to integers, work just fine for both positive and negative values (albeit with the same truncations as the first integers) but only between -128 and 127. Lower or higher than those two numbers spits out rubbish because the char container was too small for them and therefore the value wrapped back around. This can be seen on the result of the 128 entered line, where the second integer was 1 too high to be held in a char container and so wrapped back around to the lowest value. An entered value of 129 wraps around to the -127 and so on.</text:p>
      <text:p text:style-name="P90"/>
      <text:p text:style-name="P8"><text:span text:style-name="T57">The chars were surprising to me because I expected them to map onto the Unicode standard. (With a value of “2” put into to a char to be U+0002, etc. I looked this up and discovered that it’s because the windows terminal uses a character set called “Code page 437” which maps a smiley face</text:span><text:span text:style-name="T60">(U+263B)</text:span><text:span text:style-name="T57"> and a heart</text:span><text:span text:style-name="T60">(U+2665)</text:span><text:span text:style-name="T57"> to “</text:span><text:span text:style-name="T60">2” and “3” respectively. </text:span><text:span text:style-name="T61">Once you have the character set for “Code page 437” in front of you most of the char outputs now make sense. However, since this set goes from 0 to 255, anything outside these values will wrap around. For example, “-</text:span><text:span text:style-name="T62">255”</text:span><text:span text:style-name="T61"> </text:span><text:span text:style-name="T62">becomes the same smiley face as “2”. </text:span><text:span text:style-name="T63">Much larger numbers like 1000 wrap round several times.</text:span></text:p>
      <text:p text:style-name="P91"/>
      <text:p text:style-name="P5"><text:span text:style-name="T63">R</text:span><text:span text:style-name="T57">eview</text:span></text:p>
      <text:p text:style-name="P100"/>
      <text:p text:style-name="P9"><text:span text:style-name="T57">1) A prompt is something to alert the user to </text:span><text:span text:style-name="T64">take action</text:span><text:span text:style-name="T57">. It could be anything, </text:span><text:span text:style-name="T65">for example a</text:span><text:span text:style-name="T57"> sound, although it is most commonly an on screen message.</text:span></text:p>
      <text:p text:style-name="P92">2) It is the “get from” operator, &gt;&gt;.</text:p>
      <text:p text:style-name="P32"><text:span text:style-name="T96">3) </text:span><text:span text:style-name="T56">cout </text:span><text:span text:style-name="T101">&lt;&lt;</text:span><text:span text:style-name="T53"> </text:span><text:span text:style-name="T100">"Please enter an integer value (followed by 'enter'):\n"</text:span><text:span text:style-name="T53">;</text:span></text:p>
      <text:p text:style-name="P10"><text:span text:style-name="T53">cin </text:span><text:span text:style-name="T101">&gt;&gt;</text:span><text:span text:style-name="T53"> number;</text:span></text:p>
      <text:p text:style-name="P93">4) \n is the newline character and causes the cursor to go to the start of the next line.</text:p>
      <text:p text:style-name="P93">5) A whitespace such as a tab, space or carriage return will terminate input into a string.</text:p>
      <text:p text:style-name="P93">6) A whitespace such as a tab, space or carriage return will terminate input into a integer as well as any non numeric input. For example, “q” or “.” would terminate input since they cannot be stored in an integer variable.</text:p>
      <text:p text:style-name="P11"><text:span text:style-name="T57">7) </text:span><text:span text:style-name="T54">cout </text:span><text:span text:style-name="T101">&lt;&lt;</text:span><text:span text:style-name="T53"> </text:span><text:span text:style-name="T100">"Hello, "</text:span><text:span text:style-name="T53"> </text:span><text:span text:style-name="T101">&lt;&lt;</text:span><text:span text:style-name="T53"> first_name </text:span><text:span text:style-name="T101">&lt;&lt;</text:span><text:span text:style-name="T53"> </text:span><text:span text:style-name="T100">"!\n"</text:span><text:span text:style-name="T53">;</text:span></text:p>
      <text:p text:style-name="P12"><text:span text:style-name="T57">8) An object is an area in memory designated for storing </text:span><text:span text:style-name="T66">data. </text:span></text:p>
      <text:p text:style-name="P13"><text:span text:style-name="T57">9) A literal </text:span><text:span text:style-name="T79">represents a value. It’s what you type as the value of a variable. A literal is to a value as a name is to a location in memory. </text:span><text:span text:style-name="T80">For example, 12 represents the integer value 12.</text:span></text:p>
      <text:p text:style-name="P13"><text:span text:style-name="T57">10) </text:span><text:span text:style-name="T81">There are integer, floating-point, boolean, character, string and pointer literals.</text:span></text:p>
      <text:p text:style-name="P13"><text:span text:style-name="T57">11) A variable is an object with a name and a type. Naming an object provides it with a unique location identifier that allows it to be found in memory and for its value to be retrieved. </text:span><text:span text:style-name="T67">An object’s type designates what sort of </text:span><text:span text:style-name="T69">value</text:span><text:span text:style-name="T67"> can be stored inside it as well as what operations can be performed on </text:span><text:span text:style-name="T68">the </text:span><text:span text:style-name="T69">value</text:span><text:span text:style-name="T68">.</text:span></text:p>
      <text:p text:style-name="P14"><text:span text:style-name="T68">1</text:span><text:span text:style-name="T57">2) char typical size – 1 byte</text:span></text:p>
      <text:p text:style-name="P94"><text:tab/>int typical size – 4 bytes</text:p>
      <text:p text:style-name="P94"><text:tab/>double typical size – 8 bytes</text:p>
      <text:p text:style-name="P15"><text:span text:style-name="T57">13) </text:span><text:span text:style-name="T78">We measure small entities in bytes. Each byte is 8 bits.</text:span></text:p>
      <text:p text:style-name="P95">14) “=” is the assignment operator and will assign a new value to a variable</text:p>
      <text:p text:style-name="P15"><text:span text:style-name="T57">“==” is the equality operator and will return true if its two operands </text:span><text:span text:style-name="T69">have the same value</text:span></text:p>
      <text:p text:style-name="P15"><text:span text:style-name="T57">15) A definition </text:span><text:span text:style-name="T70">of a variable is a statement that defines its type and name at a minimum a</text:span><text:span text:style-name="T71">nd can also provide an initial value. </text:span><text:span text:style-name="T77">More broadly speaking, a definition of an object is a declaration that also sets aside the memory for the object.</text:span></text:p>
      <text:p text:style-name="P16"><text:span text:style-name="T70">1</text:span><text:span text:style-name="T57">6) </text:span><text:span text:style-name="T72">An initialization gives a variable its initial value. </text:span><text:span text:style-name="T73">The difference between this and assignment is that an initialisation will find the variable empty whereas an assignment will first get rid of the value already stored in the variable.</text:span></text:p>
      <text:p text:style-name="P17"><text:span text:style-name="T73">1</text:span><text:span text:style-name="T57">7) A string concatenation is when you join two strings together. You can use the same operator as for addition “+” to achieve this. For example, “Hello” + “World” == “HelloWorld”.</text:span></text:p>
      <text:p text:style-name="P96"/>
      <text:p text:style-name="P96"><text:soft-page-break/></text:p>
      <text:p text:style-name="P96"/>
      <text:p text:style-name="P96">18) The rule for naming variables in C++ are as follows:</text:p>
      <text:list xml:id="list2512943211" text:style-name="L3">
        <text:list-item>
          <text:p text:style-name="P108"><text:span text:style-name="T57">It must </text:span><text:span text:style-name="T74">start with a letter (or underscore – </text:span><text:span text:style-name="T75">D</text:span><text:span text:style-name="T74">on’t do this though </text:span><text:span text:style-name="T75">since, although the compiler will accept it, leading underscores are by convention reserved for implementation and system entities. Avoiding them will avoid clashes.</text:span><text:span text:style-name="T74">)</text:span></text:p>
        </text:list-item>
        <text:list-item>
          <text:p text:style-name="P108"><text:span text:style-name="T74">It must </text:span><text:span text:style-name="T57">only contain letters, </text:span><text:span text:style-name="T74">digits or underscores</text:span></text:p>
        </text:list-item>
        <text:list-item>
          <text:p text:style-name="P109"><text:span text:style-name="T74">I</text:span><text:span text:style-name="T57">t must </text:span><text:span text:style-name="T76">not </text:span><text:span text:style-name="T57">be a reserved “keyword”</text:span></text:p>
        </text:list-item>
        <text:list-item>
          <text:p text:style-name="P97">It must range from 1-<text:span text:style-name="T118">x</text:span> characters in length, <text:span text:style-name="T118">where x varies with the computer</text:span></text:p>
        </text:list-item>
      </text:list>
      <text:p text:style-name="P98"/>
      <text:p text:style-name="P18"><text:span text:style-name="T117">This_little_pig</text:span><text:span text:style-name="T57"> – legal</text:span></text:p>
      <text:p text:style-name="P35"><text:span text:style-name="T111">This_1_is fine</text:span><text:span text:style-name="T13"> – illegal, </text:span><text:span text:style-name="T14">it contains a space which is not a letter, digit or underscore</text:span></text:p>
      <text:p text:style-name="P35"><text:span text:style-name="T111">2_For_1_special</text:span><text:span text:style-name="T13"> – illegal, </text:span><text:span text:style-name="T14">it starts with a digit instead of a letter (or underscore)</text:span></text:p>
      <text:p text:style-name="P36"><text:span text:style-name="T111">latest thing</text:span><text:span text:style-name="T13"> – illegal, </text:span><text:span text:style-name="T14">it contains a space which is not a letter, digit or underscore</text:span></text:p>
      <text:p text:style-name="P36"><text:span text:style-name="T111">the_$12_method</text:span><text:span text:style-name="T13"> – illegal, </text:span><text:span text:style-name="T14">it contains a dollar sign which is not a letter, digit or underscore</text:span></text:p>
      <text:p text:style-name="P33"><text:span text:style-name="T112">_this_is_ok</text:span><text:span text:style-name="T97"> – legal </text:span><text:span text:style-name="T98">(although legal, it starts with an underscore and so is a bad name)</text:span></text:p>
      <text:p text:style-name="P33"><text:span text:style-name="T112">MiniMineMine</text:span><text:span text:style-name="T97"> – legal</text:span></text:p>
      <text:p text:style-name="P33"><text:span text:style-name="T112">number</text:span><text:span text:style-name="T97"> – legal</text:span></text:p>
      <text:p text:style-name="P34"><text:span text:style-name="T112">correct?</text:span><text:span text:style-name="T17"> – illegal, </text:span><text:span text:style-name="T18">it contains a </text:span><text:span text:style-name="T19">question mark</text:span><text:span text:style-name="T18"> which is not a letter, digit or underscore</text:span></text:p>
      <text:p text:style-name="P112"/>
      <text:p text:style-name="P37"><text:span text:style-name="T18">1</text:span><text:span text:style-name="T22">9)</text:span></text:p>
      <text:list xml:id="list716115931" text:style-name="L4">
        <text:list-item>
          <text:p text:style-name="P117"><text:span text:style-name="T22">_</text:span><text:span text:style-name="T20">system – should not be used due to the leading underscore</text:span></text:p>
        </text:list-item>
        <text:list-item>
          <text:p text:style-name="P113">HMNIW – should not be used since acronyms can and will be forgotten</text:p>
        </text:list-item>
        <text:list-item>
          <text:p text:style-name="P113">string – should not be used since it reuses the name of a common facility in the standard library</text:p>
        </text:list-item>
        <text:list-item>
          <text:p text:style-name="P113">variable1 – should not be used since it doesn’t provide any clue as to what it is</text:p>
        </text:list-item>
        <text:list-item>
          <text:p text:style-name="P117"><text:span text:style-name="T20">the_first_name_of_the</text:span><text:span text:style-name="T21">_person</text:span><text:span text:style-name="T20">_that_the_letter_is_addressed_to – should not be used since it is too long</text:span></text:p>
        </text:list-item>
      </text:list>
      <text:p text:style-name="P38"><text:span text:style-name="T20">2</text:span><text:span text:style-name="T17">0)</text:span></text:p>
      <text:list xml:id="list3346829942" text:style-name="L5">
        <text:list-item>
          <text:p text:style-name="P114">Try to be as descriptive as possible of what the variable is.</text:p>
        </text:list-item>
        <text:list-item>
          <text:p text:style-name="P114">Try to keep the name as short as possible without compromising understanding, to avoid interrupting the flow of the code and impacting legibility.</text:p>
        </text:list-item>
        <text:list-item>
          <text:p text:style-name="P114">Try to maintain consistency in naming. For example, always separating words with an underscore.</text:p>
        </text:list-item>
      </text:list>
      <text:p text:style-name="P38"><text:span text:style-name="T17">21) Type safety is when your code is protected against </text:span><text:span text:style-name="T27">objects being used against the rules for their type</text:span><text:span text:style-name="T17">. It is important since, a value unexpectedly changing, even if only by a small truncation, can causes errors </text:span><text:span text:style-name="T23">and unexpected behaviour. </text:span><text:span text:style-name="T26">The source of t</text:span><text:span text:style-name="T24">hese errors can also be quite hard to track down</text:span><text:span text:style-name="T25">,</text:span><text:span text:style-name="T24"> since they won’t cause the compilation to fail.</text:span></text:p>
      <text:p text:style-name="P115"><text:s/></text:p>
      <text:p text:style-name="P39"><text:span text:style-name="T24">E</text:span><text:span text:style-name="T17">xamples of type safety:</text:span></text:p>
      <text:list xml:id="list2744818986" text:style-name="L6">
        <text:list-item>
          <text:p text:style-name="P116">Always initialising variables so that they aren’t used without a value</text:p>
        </text:list-item>
        <text:list-item>
          <text:p text:style-name="P116">Not converting larger variables into smaller ones such as int to char</text:p>
        </text:list-item>
        <text:list-item>
          <text:p text:style-name="P116">Not converting floating point numbers into integers such as double to int since it can cause truncations</text:p>
        </text:list-item>
        <text:list-item>
          <text:p text:style-name="P116">Using {} initialisers to avoid narrowing conversions</text:p>
        </text:list-item>
      </text:list>
      <text:p text:style-name="P40"><text:span text:style-name="T17">22) Converting from a double to an int can be a bad thing for two reasons. </text:span><text:span text:style-name="T28">Both of which are different kinds of narrowing conversions.</text:span><text:span text:style-name="T17"> The first is that a decimal number such as 3.6 will be truncated to 3 when converted to an integer. The second is that a double is a larger container size than an int and so a very large number may </text:span><text:span text:style-name="T28">not</text:span><text:span text:style-name="T17"> fit into an int.</text:span></text:p>
      <text:p text:style-name="P118"><text:span text:style-name="T17">23) A conversion is safe if </text:span><text:span text:style-name="T29">the departure </text:span><text:span text:style-name="T30">variable</text:span><text:span text:style-name="T29"> has been initialised, </text:span><text:span text:style-name="T30">if the </text:span><text:span text:style-name="T17">destination </text:span><text:span text:style-name="T30">type</text:span><text:span text:style-name="T17"> is larger than the departure one</text:span><text:span text:style-name="T30"> and if the destination type is capable of storing the value being </text:span><text:span text:style-name="T31">converted.</text:span></text:p>
      <text:p text:style-name="P118"><text:span text:style-name="T31"/></text:p>
      <text:p text:style-name="P107"><text:soft-page-break/><text:span text:style-name="T15">E</text:span><text:span text:style-name="T13">xercises</text:span></text:p>
      <text:p text:style-name="P110"><text:span text:style-name="T13"/></text:p>
      <text:p text:style-name="P110"><text:span text:style-name="T13">5) The outputs are mostly the same except for the ratio between the two values which often gets truncated on the integer version of the program.</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ascadia Mono" svg:font-family="'Cascadia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16T00:46:43.041000000</meta:creation-date>
    <dc:date>2022-10-24T04:00:34.708000000</dc:date>
    <meta:editing-duration>P1DT12H56M34S</meta:editing-duration>
    <meta:editing-cycles>122</meta:editing-cycles>
    <meta:generator>LibreOffice/7.0.4.2$Windows_X86_64 LibreOffice_project/dcf040e67528d9187c66b2379df5ea4407429775</meta:generator>
    <meta:document-statistic meta:table-count="1" meta:image-count="0" meta:object-count="0" meta:page-count="7" meta:paragraph-count="241" meta:word-count="2927" meta:character-count="16231" meta:non-whitespace-character-count="13490"/>
  </office:meta>
</office:document-meta>
</file>